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5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2.81mm"/>
    </style:style>
    <style:style style:name="co4" style:family="table-column">
      <style:table-column-properties fo:break-before="auto" style:column-width="38.63mm"/>
    </style:style>
    <style:style style:name="co5" style:family="table-column">
      <style:table-column-properties fo:break-before="auto" style:column-width="35.19mm"/>
    </style:style>
    <style:style style:name="co6" style:family="table-column">
      <style:table-column-properties fo:break-before="auto" style:column-width="47.89mm"/>
    </style:style>
    <style:style style:name="co7" style:family="table-column">
      <style:table-column-properties fo:break-before="auto" style:column-width="39.69mm"/>
    </style:style>
    <style:style style:name="co8" style:family="table-column">
      <style:table-column-properties fo:break-before="auto" style:column-width="25.93mm"/>
    </style:style>
    <style:style style:name="co9" style:family="table-column">
      <style:table-column-properties fo:break-before="auto" style:column-width="68.53mm"/>
    </style:style>
    <style:style style:name="co10" style:family="table-column">
      <style:table-column-properties fo:break-before="auto" style:column-width="32.28mm"/>
    </style:style>
    <style:style style:name="co11" style:family="table-column">
      <style:table-column-properties fo:break-before="auto" style:column-width="44.71mm"/>
    </style:style>
    <style:style style:name="co12" style:family="table-column">
      <style:table-column-properties fo:break-before="auto" style:column-width="33.34mm"/>
    </style:style>
    <style:style style:name="co13" style:family="table-column">
      <style:table-column-properties fo:break-before="auto" style:column-width="51.33mm"/>
    </style:style>
    <style:style style:name="co14" style:family="table-column">
      <style:table-column-properties fo:break-before="auto" style:column-width="40.22mm"/>
    </style:style>
    <style:style style:name="co15" style:family="table-column">
      <style:table-column-properties fo:break-before="auto" style:column-width="20.9mm"/>
    </style:style>
    <style:style style:name="co16" style:family="table-column">
      <style:table-column-properties fo:break-before="auto" style:column-width="29.9mm"/>
    </style:style>
    <style:style style:name="co17" style:family="table-column">
      <style:table-column-properties fo:break-before="auto" style:column-width="34.13mm"/>
    </style:style>
    <style:style style:name="co18" style:family="table-column">
      <style:table-column-properties fo:break-before="auto" style:column-width="37.3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Caja_20_del_20_Proyecto">
      <style:table-properties table:display="true" style:writing-mode="lr-tb"/>
    </style:style>
    <style:style style:name="ta2" style:family="table" style:master-page-name="PageStyle_5f_Caja_20_del_20_Inversionista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00a933"/>
    </style:style>
    <style:style style:name="ce41" style:family="table-cell" style:parent-style-name="Default">
      <style:table-cell-properties fo:border-bottom="0.99pt solid #000000" style:cell-protect="protected" style:print-content="true" fo:border-left="none" fo:border-right="none" fo:border-top="none" style:vertical-align="bottom"/>
    </style:style>
    <style:style style:name="ce42" style:family="table-cell" style:parent-style-name="Excel_5f_20_5f_Built-in_5f_20_5f_Percent" style:data-style-name="N10">
      <style:table-cell-properties style:cell-protect="protected" style:print-content="tru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cell-protect="protected" style:print-content="true" style:vertical-align="bottom"/>
    </style:style>
    <style:style style:name="ce45" style:family="table-cell" style:parent-style-name="Default">
      <style:table-cell-properties fo:background-color="#00a933" style:cell-protect="protected" style:print-content="true" style:vertical-align="bottom"/>
      <style:text-properties fo:color="#000000" style:text-line-through-style="none" style:text-line-through-type="none" style:font-name="Calibri" fo:font-size="11pt" fo:font-style="normal" style:text-underline-style="solid" style:text-underline-width="auto" style:text-underline-color="font-color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vertical-align="bottom"/>
      <style:text-properties fo:color="#000000" style:text-line-through-style="none" style:text-line-through-type="none" style:font-name="Calibri" fo:font-size="11pt" fo:font-style="normal" style:text-underline-style="solid" style:text-underline-width="auto" style:text-underline-color="font-color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808080"/>
    </style:style>
    <style:style style:name="ce49" style:family="table-cell" style:parent-style-name="Default">
      <style:table-cell-properties fo:background-color="#808080" style:cell-protect="protected" style:print-content="tru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00a933" style:cell-protect="protected" style:print-content="true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3">
      <style:table-cell-properties fo:border-bottom="0.99pt solid #000000" style:cell-protect="protected" style:print-content="true" fo:border-left="none" fo:border-right="none" fo:border-top="none" style:vertical-align="bottom"/>
    </style:style>
    <style:style style:name="ce52" style:family="table-cell" style:parent-style-name="Default" style:data-style-name="N3">
      <style:table-cell-properties fo:background-color="#ffff00" style:cell-protect="protected" style:print-content="true" style:vertical-align="bottom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style:cell-protect="protected" style:print-content="true" style:vertical-align="bottom"/>
      <style:text-properties fo:color="#000000" style:text-line-through-style="none" style:text-line-through-type="none" style:font-name="Calibri" fo:font-size="11pt" fo:font-style="normal" style:text-underline-style="solid" style:text-underline-width="auto" style:text-underline-color="font-color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808080"/>
    </style:style>
    <style:style style:name="ce17" style:family="table-cell" style:parent-style-name="Default">
      <style:table-cell-properties fo:background-color="#808080" style:cell-protect="protected" style:print-content="tru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cell-protect="protected" style:print-content="true" style:vertical-align="bottom"/>
    </style:style>
    <style:style style:name="ce19" style:family="table-cell" style:parent-style-name="Default">
      <style:table-cell-properties fo:border-bottom="0.99pt solid #000000" fo:background-color="#00a933" style:cell-protect="protected" style:print-content="true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3">
      <style:table-cell-properties fo:border-bottom="0.99pt solid #000000" style:cell-protect="protected" style:print-content="true" fo:border-left="none" fo:border-right="none" fo:border-top="none" style:vertical-align="bottom"/>
    </style:style>
    <style:style style:name="ce21" style:family="table-cell" style:parent-style-name="Default" style:data-style-name="N3">
      <style:table-cell-properties fo:background-color="#ffff00" style:cell-protect="protected" style:print-content="true" style:vertical-align="bottom"/>
    </style:style>
    <style:style style:name="ce22" style:family="table-cell" style:parent-style-name="Default">
      <style:table-cell-properties fo:background-color="#00a933"/>
    </style:style>
    <style:style style:name="ce23" style:family="table-cell" style:parent-style-name="Default">
      <style:table-cell-properties fo:border-bottom="0.99pt solid #000000" style:cell-protect="protected" style:print-content="true" fo:border-left="none" fo:border-right="none" fo:border-top="none" style:vertical-align="bottom"/>
    </style:style>
    <style:style style:name="ce24" style:family="table-cell" style:parent-style-name="Excel_5f_20_5f_Built-in_5f_20_5f_Percent" style:data-style-name="N10">
      <style:table-cell-properties style:cell-protect="protected" style:print-content="tru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00a933" style:cell-protect="protected" style:print-content="true" style:vertical-align="bottom"/>
      <style:text-properties fo:color="#000000" style:text-line-through-style="none" style:text-line-through-type="none" style:font-name="Calibri" fo:font-size="11pt" fo:font-style="normal" style:text-underline-style="solid" style:text-underline-width="auto" style:text-underline-color="font-color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ffff00" style:cell-protect="protected" style:print-content="true" fo:border="0.99pt solid #000000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00a933" style:cell-protect="protected" style:print-content="true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Calibri" fo:font-size="8pt" fo:font-style="normal" style:text-underline-style="none" fo:font-weight="bold" style:font-name-asian="Calibri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cell-protect="protected" style:print-content="true" style:text-align-source="fix" style:repeat-content="false" fo:border="0.99pt solid #000000" style:vertical-align="bottom"/>
      <style:paragraph-properties fo:text-align="center"/>
    </style:style>
    <style:style style:name="ce56" style:family="table-cell" style:parent-style-name="Default">
      <style:table-cell-properties fo:background-color="#b2b2b2"/>
    </style:style>
    <style:style style:name="ce57" style:family="table-cell" style:parent-style-name="Default">
      <style:table-cell-properties fo:background-color="#b2b2b2" style:cell-protect="protected" style:print-content="tru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999999"/>
    </style:style>
    <style:style style:name="ce59" style:family="table-cell" style:parent-style-name="Default" style:data-style-name="N3">
      <style:table-cell-properties style:cell-protect="protected" style:print-content="true" fo:background-color="transparent" fo:border="0.99pt solid #000000" style:vertical-align="bottom"/>
    </style:style>
    <style:style style:name="ce60" style:family="table-cell" style:parent-style-name="Default" style:data-style-name="N3">
      <style:table-cell-properties style:cell-protect="protected" style:print-content="true" style:text-align-source="fix" style:repeat-content="false" fo:border="0.99pt solid #000000" style:vertical-align="bottom"/>
      <style:paragraph-properties fo:text-align="center"/>
    </style:style>
    <style:style style:name="ce61" style:family="table-cell" style:parent-style-name="Default">
      <style:table-cell-properties style:cell-protect="protected" style:print-content="true" style:vertical-align="bottom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#999999"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20_5f_Built-in_5f_20_5f_Percent" style:data-style-name="N11">
      <style:table-cell-properties style:cell-protect="protected" style:print-content="tru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3">
      <style:table-cell-properties style:cell-protect="protected" style:print-content="tru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">
      <style:table-cell-properties style:cell-protect="protected" style:print-content="true" style:vertical-align="bottom"/>
    </style:style>
    <style:style style:name="ce67" style:family="table-cell" style:parent-style-name="Default">
      <style:table-cell-properties fo:background-color="#999999" style:cell-protect="protected" style:print-content="tru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cell-protect="protected" style:print-content="tru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Caja del Proyect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4" office:value-type="string" calcext:value-type="string">
            <text:p>Rut</text:p>
          </table:table-cell>
          <table:table-cell table:style-name="ce18" office:value-type="float" office:value="19797745" calcext:value-type="float">
            <text:p>19.797.745</text:p>
          </table:table-cell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4" office:value-type="string" calcext:value-type="string">
            <text:p>Pan de Pascua</text:p>
          </table:table-cell>
          <table:table-cell table:style-name="ce18" table:formula="of:=[.B1]/625" office:value-type="float" office:value="31676.392" calcext:value-type="float">
            <text:p>31.676</text:p>
          </table:table-cell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5" table:number-columns-repeated="4"/>
          <table:table-cell table:number-columns-repeated="1020"/>
        </table:table-row>
        <table:table-row table:style-name="ro1">
          <table:table-cell table:style-name="ce15" office:value-type="string" calcext:value-type="string">
            <text:p>Flujo de caja para evaluación económica (Flujo de caja del proyecto puro)</text:p>
          </table:table-cell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15" table:number-columns-repeated="4"/>
          <table:table-cell table:number-columns-repeated="1020"/>
        </table:table-row>
        <table:table-row table:style-name="ro1">
          <table:table-cell table:number-columns-repeated="3"/>
          <table:table-cell table:style-name="ce24" table:formula="of:=([.D8]/[.C8])-1" office:value-type="percentage" office:value="0.25" calcext:value-type="percentage">
            <text:p>25 %</text:p>
          </table:table-cell>
          <table:table-cell table:style-name="ce24" table:formula="of:=([.E8]/[.D8])-1" office:value-type="percentage" office:value="0.2" calcext:value-type="percentage">
            <text:p>20 %</text:p>
          </table:table-cell>
          <table:table-cell table:style-name="ce24" table:formula="of:=([.F8]/[.E8])-1" office:value-type="percentage" office:value="-0.277777777777778" calcext:value-type="percentage">
            <text:p>-28 %</text:p>
          </table:table-cell>
          <table:table-cell table:style-name="ce24" table:formula="of:=([.G8]/[.F8])-1" office:value-type="percentage" office:value="0.230769230769231" calcext:value-type="percentage">
            <text:p>23 %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8" table:formula="of:=[.B1]*1.2%" office:value-type="float" office:value="237572.94" calcext:value-type="float">
            <text:p>237.573</text:p>
          </table:table-cell>
          <table:table-cell table:style-name="ce18" table:formula="of:=[.B1]*1.5%" office:value-type="float" office:value="296966.175" calcext:value-type="float">
            <text:p>296.966</text:p>
          </table:table-cell>
          <table:table-cell table:style-name="ce18" table:formula="of:=[.B1]*1.8%" office:value-type="float" office:value="356359.41" calcext:value-type="float">
            <text:p>356.359</text:p>
          </table:table-cell>
          <table:table-cell table:style-name="ce18" table:formula="of:=[.B1]*1.3%" office:value-type="float" office:value="257370.685" calcext:value-type="float">
            <text:p>257.371</text:p>
          </table:table-cell>
          <table:table-cell table:style-name="ce18" table:formula="of:=[.B1]*1.6%" office:value-type="float" office:value="316763.92" calcext:value-type="float">
            <text:p>316.764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Año 0</text:p>
          </table:table-cell>
          <table:table-cell table:style-name="ce19" office:value-type="string" calcext:value-type="string">
            <text:p>Año 1</text:p>
          </table:table-cell>
          <table:table-cell table:style-name="ce19" office:value-type="string" calcext:value-type="string">
            <text:p>Año 2</text:p>
          </table:table-cell>
          <table:table-cell table:style-name="ce19" office:value-type="string" calcext:value-type="string">
            <text:p>Año 3</text:p>
          </table:table-cell>
          <table:table-cell table:style-name="ce19" office:value-type="string" calcext:value-type="string">
            <text:p>Año 4</text:p>
          </table:table-cell>
          <table:table-cell table:style-name="ce19" office:value-type="string" calcext:value-type="string">
            <text:p>Año 5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(+) Ingresos por venta</text:p>
          </table:table-cell>
          <table:table-cell table:style-name="ce18"/>
          <table:table-cell table:style-name="ce18" table:formula="of:=[.B2]*[.C8]" office:value-type="float" office:value="7525453576.03248" calcext:value-type="float">
            <text:p>7.525.453.576</text:p>
          </table:table-cell>
          <table:table-cell table:style-name="ce18" table:formula="of:=[.B2]*[.D8]" office:value-type="float" office:value="9406816970.0406" calcext:value-type="float">
            <text:p>9.406.816.970</text:p>
          </table:table-cell>
          <table:table-cell table:style-name="ce18" table:formula="of:=[.B2]*[.E8]" office:value-type="float" office:value="11288180364.0487" calcext:value-type="float">
            <text:p>11.288.180.364</text:p>
          </table:table-cell>
          <table:table-cell table:style-name="ce18" table:formula="of:=[.B2]*[.F8]" office:value-type="float" office:value="8152574707.36852" calcext:value-type="float">
            <text:p>8.152.574.707</text:p>
          </table:table-cell>
          <table:table-cell table:style-name="ce18" table:formula="of:=[.B2]*[.G8]" office:value-type="float" office:value="10033938101.3766" calcext:value-type="float">
            <text:p>10.033.938.101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(-) Costo producción</text:p>
          </table:table-cell>
          <table:table-cell table:style-name="ce18"/>
          <table:table-cell table:style-name="ce18" table:formula="of:=-[.$D$36]*[.C8]" office:value-type="float" office:value="-2136754304.50812" calcext:value-type="float">
            <text:p>-2.136.754.305</text:p>
          </table:table-cell>
          <table:table-cell table:style-name="ce18" table:formula="of:=-[.$D$36]*[.D8]" office:value-type="float" office:value="-2670942880.63515" calcext:value-type="float">
            <text:p>-2.670.942.881</text:p>
          </table:table-cell>
          <table:table-cell table:style-name="ce18" table:formula="of:=-[.$D$36]*[.E8]" office:value-type="float" office:value="-3205131456.76218" calcext:value-type="float">
            <text:p>-3.205.131.457</text:p>
          </table:table-cell>
          <table:table-cell table:style-name="ce18" table:formula="of:=-[.$D$36]*[.F8]" office:value-type="float" office:value="-2314817163.21713" calcext:value-type="float">
            <text:p>-2.314.817.163</text:p>
          </table:table-cell>
          <table:table-cell table:style-name="ce18" table:formula="of:=-[.$D$36]*[.G8]" office:value-type="float" office:value="-2849005739.34416" calcext:value-type="float">
            <text:p>-2.849.005.739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(-) Arriendo</text:p>
          </table:table-cell>
          <table:table-cell table:style-name="ce18"/>
          <table:table-cell table:style-name="ce18" table:formula="of:=(-[.B1]/3)*12" office:value-type="float" office:value="-79190980" calcext:value-type="float">
            <text:p>-79.190.980</text:p>
          </table:table-cell>
          <table:table-cell table:style-name="ce18" table:formula="of:=(-[.B1]/3)*12" office:value-type="float" office:value="-79190980" calcext:value-type="float">
            <text:p>-79.190.980</text:p>
          </table:table-cell>
          <table:table-cell table:style-name="ce18" table:formula="of:=(-[.B1]/3)*12" office:value-type="float" office:value="-79190980" calcext:value-type="float">
            <text:p>-79.190.980</text:p>
          </table:table-cell>
          <table:table-cell table:style-name="ce18" table:formula="of:=(-[.B1]/3)*12" office:value-type="float" office:value="-79190980" calcext:value-type="float">
            <text:p>-79.190.980</text:p>
          </table:table-cell>
          <table:table-cell table:style-name="ce18" table:formula="of:=(-[.B1]/3)*14" office:value-type="float" office:value="-92389476.6666667" calcext:value-type="float">
            <text:p>-92.389.477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(-) Gastos Administración</text:p>
          </table:table-cell>
          <table:table-cell table:style-name="ce18"/>
          <table:table-cell table:style-name="ce18" table:formula="of:=-[.B1]/2" office:value-type="float" office:value="-9898872.5" calcext:value-type="float">
            <text:p>-9.898.873</text:p>
          </table:table-cell>
          <table:table-cell table:style-name="ce18" table:formula="of:=-[.B1]/2" office:value-type="float" office:value="-9898872.5" calcext:value-type="float">
            <text:p>-9.898.873</text:p>
          </table:table-cell>
          <table:table-cell table:style-name="ce18" table:formula="of:=-[.B1]/2" office:value-type="float" office:value="-9898872.5" calcext:value-type="float">
            <text:p>-9.898.873</text:p>
          </table:table-cell>
          <table:table-cell table:style-name="ce18" table:formula="of:=-[.B1]/2" office:value-type="float" office:value="-9898872.5" calcext:value-type="float">
            <text:p>-9.898.873</text:p>
          </table:table-cell>
          <table:table-cell table:style-name="ce18" table:formula="of:=-[.B1]/2" office:value-type="float" office:value="-9898872.5" calcext:value-type="float">
            <text:p>-9.898.873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(-) Depreciación</text:p>
          </table:table-cell>
          <table:table-cell table:style-name="ce18"/>
          <table:table-cell table:style-name="ce18" table:formula="of:=-[.$D$41]" office:value-type="float" office:value="-4949436.25" calcext:value-type="float">
            <text:p>-4.949.436</text:p>
          </table:table-cell>
          <table:table-cell table:style-name="ce18" table:formula="of:=-[.$D$41]" office:value-type="float" office:value="-4949436.25" calcext:value-type="float">
            <text:p>-4.949.436</text:p>
          </table:table-cell>
          <table:table-cell table:style-name="ce18" table:formula="of:=-[.$D$41]" office:value-type="float" office:value="-4949436.25" calcext:value-type="float">
            <text:p>-4.949.436</text:p>
          </table:table-cell>
          <table:table-cell table:style-name="ce18" table:formula="of:=-[.$D$41]" office:value-type="float" office:value="-4949436.25" calcext:value-type="float">
            <text:p>-4.949.436</text:p>
          </table:table-cell>
          <table:table-cell table:style-name="ce18" table:formula="of:=-[.$D$41]" office:value-type="float" office:value="-4949436.25" calcext:value-type="float">
            <text:p>-4.949.436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(-) Amortización GPM</text:p>
          </table:table-cell>
          <table:table-cell table:style-name="ce20"/>
          <table:table-cell table:style-name="ce20" table:formula="of:=-[.$G$37]" office:value-type="float" office:value="-2663699.33333333" calcext:value-type="float">
            <text:p>-2.663.699</text:p>
          </table:table-cell>
          <table:table-cell table:style-name="ce20" table:formula="of:=-[.$G$37]" office:value-type="float" office:value="-2663699.33333333" calcext:value-type="float">
            <text:p>-2.663.699</text:p>
          </table:table-cell>
          <table:table-cell table:style-name="ce20" table:formula="of:=-[.$G$37]" office:value-type="float" office:value="-2663699.33333333" calcext:value-type="float">
            <text:p>-2.663.699</text:p>
          </table:table-cell>
          <table:table-cell table:style-name="ce20" table:formula="of:=-[.$G$37]" office:value-type="float" office:value="-2663699.33333333" calcext:value-type="float">
            <text:p>-2.663.699</text:p>
          </table:table-cell>
          <table:table-cell table:style-name="ce20" table:formula="of:=-[.$G$37]" office:value-type="float" office:value="-2663699.33333333" calcext:value-type="float">
            <text:p>-2.663.699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(=) RAI</text:p>
          </table:table-cell>
          <table:table-cell table:style-name="ce21"/>
          <table:table-cell table:style-name="ce21" table:formula="of:=SUM([.C10:.C15])" office:value-type="float" office:value="5291996283.44103" calcext:value-type="float">
            <text:p>5.291.996.283</text:p>
          </table:table-cell>
          <table:table-cell table:style-name="ce21" table:formula="of:=SUM([.D10:.D15])" office:value-type="float" office:value="6639171101.32212" calcext:value-type="float">
            <text:p>6.639.171.101</text:p>
          </table:table-cell>
          <table:table-cell table:style-name="ce21" table:formula="of:=SUM([.E10:.E15])" office:value-type="float" office:value="7986345919.20321" calcext:value-type="float">
            <text:p>7.986.345.919</text:p>
          </table:table-cell>
          <table:table-cell table:style-name="ce21" table:formula="of:=SUM([.F10:.F15])" office:value-type="float" office:value="5741054556.06806" calcext:value-type="float">
            <text:p>5.741.054.556</text:p>
          </table:table-cell>
          <table:table-cell table:style-name="ce21" table:formula="of:=SUM([.G10:.G15])" office:value-type="float" office:value="7075030877.28248" calcext:value-type="float">
            <text:p>7.075.030.877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(-) Impto. Renta</text:p>
          </table:table-cell>
          <table:table-cell table:style-name="ce20"/>
          <table:table-cell table:style-name="ce20" table:formula="of:=[.C16]*-27%" office:value-type="float" office:value="-1428838996.52908" calcext:value-type="float">
            <text:p>-1.428.838.997</text:p>
          </table:table-cell>
          <table:table-cell table:style-name="ce20" table:formula="of:=[.D16]*-27%" office:value-type="float" office:value="-1792576197.35697" calcext:value-type="float">
            <text:p>-1.792.576.197</text:p>
          </table:table-cell>
          <table:table-cell table:style-name="ce20" table:formula="of:=[.E16]*-27%" office:value-type="float" office:value="-2156313398.18487" calcext:value-type="float">
            <text:p>-2.156.313.398</text:p>
          </table:table-cell>
          <table:table-cell table:style-name="ce20" table:formula="of:=[.F16]*-27%" office:value-type="float" office:value="-1550084730.13838" calcext:value-type="float">
            <text:p>-1.550.084.730</text:p>
          </table:table-cell>
          <table:table-cell table:style-name="ce20" table:formula="of:=[.G16]*-27%" office:value-type="float" office:value="-1910258336.86627" calcext:value-type="float">
            <text:p>-1.910.258.337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(-) RDI</text:p>
          </table:table-cell>
          <table:table-cell table:style-name="ce18"/>
          <table:table-cell table:style-name="ce18" table:formula="of:=SUM([.C16:.C17])" office:value-type="float" office:value="3863157286.91195" calcext:value-type="float">
            <text:p>3.863.157.287</text:p>
          </table:table-cell>
          <table:table-cell table:style-name="ce18" table:formula="of:=SUM([.D16:.D17])" office:value-type="float" office:value="4846594903.96515" calcext:value-type="float">
            <text:p>4.846.594.904</text:p>
          </table:table-cell>
          <table:table-cell table:style-name="ce18" table:formula="of:=SUM([.E16:.E17])" office:value-type="float" office:value="5830032521.01834" calcext:value-type="float">
            <text:p>5.830.032.521</text:p>
          </table:table-cell>
          <table:table-cell table:style-name="ce18" table:formula="of:=SUM([.F16:.F17])" office:value-type="float" office:value="4190969825.92968" calcext:value-type="float">
            <text:p>4.190.969.826</text:p>
          </table:table-cell>
          <table:table-cell table:style-name="ce18" table:formula="of:=SUM([.G16:.G17])" office:value-type="float" office:value="5164772540.41621" calcext:value-type="float">
            <text:p>5.164.772.540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(+) Depreciación</text:p>
          </table:table-cell>
          <table:table-cell table:style-name="ce18"/>
          <table:table-cell table:style-name="ce18" table:formula="of:=-[.C14]" office:value-type="float" office:value="4949436.25" calcext:value-type="float">
            <text:p>4.949.436</text:p>
          </table:table-cell>
          <table:table-cell table:style-name="ce18" table:formula="of:=-[.D14]" office:value-type="float" office:value="4949436.25" calcext:value-type="float">
            <text:p>4.949.436</text:p>
          </table:table-cell>
          <table:table-cell table:style-name="ce18" table:formula="of:=-[.E14]" office:value-type="float" office:value="4949436.25" calcext:value-type="float">
            <text:p>4.949.436</text:p>
          </table:table-cell>
          <table:table-cell table:style-name="ce18" table:formula="of:=-[.F14]" office:value-type="float" office:value="4949436.25" calcext:value-type="float">
            <text:p>4.949.436</text:p>
          </table:table-cell>
          <table:table-cell table:style-name="ce18" table:formula="of:=-[.G14]" office:value-type="float" office:value="4949436.25" calcext:value-type="float">
            <text:p>4.949.436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(+) Amortización GPM</text:p>
          </table:table-cell>
          <table:table-cell table:style-name="ce18"/>
          <table:table-cell table:style-name="ce18" table:formula="of:=-[.C15]" office:value-type="float" office:value="2663699.33333333" calcext:value-type="float">
            <text:p>2.663.699</text:p>
          </table:table-cell>
          <table:table-cell table:style-name="ce18" table:formula="of:=-[.D15]" office:value-type="float" office:value="2663699.33333333" calcext:value-type="float">
            <text:p>2.663.699</text:p>
          </table:table-cell>
          <table:table-cell table:style-name="ce18" table:formula="of:=-[.E15]" office:value-type="float" office:value="2663699.33333333" calcext:value-type="float">
            <text:p>2.663.699</text:p>
          </table:table-cell>
          <table:table-cell table:style-name="ce18" table:formula="of:=-[.F15]" office:value-type="float" office:value="2663699.33333333" calcext:value-type="float">
            <text:p>2.663.699</text:p>
          </table:table-cell>
          <table:table-cell table:style-name="ce18" table:formula="of:=-[.G15]" office:value-type="float" office:value="2663699.33333333" calcext:value-type="float">
            <text:p>2.663.699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(-) Inversión AF</text:p>
          </table:table-cell>
          <table:table-cell table:style-name="ce18" table:formula="of:=-[.B41]" office:value-type="float" office:value="-43555039" calcext:value-type="float">
            <text:p>-43.555.039</text:p>
          </table:table-cell>
          <table:table-cell table:style-name="ce18" table:number-columns-repeated="5"/>
          <table:table-cell table:number-columns-repeated="1017"/>
        </table:table-row>
        <table:table-row table:style-name="ro1">
          <table:table-cell table:style-name="ce16" office:value-type="string" calcext:value-type="string">
            <text:p>(-) Inversión GPM</text:p>
          </table:table-cell>
          <table:table-cell table:style-name="ce18" table:formula="of:=-[.G33]" office:value-type="float" office:value="-13318496.6666667" calcext:value-type="float">
            <text:p>-13.318.497</text:p>
          </table:table-cell>
          <table:table-cell table:style-name="ce18" table:number-columns-repeated="5"/>
          <table:table-cell table:number-columns-repeated="1017"/>
        </table:table-row>
        <table:table-row table:style-name="ro1">
          <table:table-cell table:style-name="ce16" office:value-type="string" calcext:value-type="string">
            <text:p>(-) Inversión KT</text:p>
          </table:table-cell>
          <table:table-cell table:style-name="ce18" table:formula="of:=[.C55]" office:value-type="float" office:value="-52200054.3166667" calcext:value-type="float">
            <text:p>-52.200.054</text:p>
          </table:table-cell>
          <table:table-cell table:style-name="ce18" table:formula="of:=[.B23]*[.D6]" office:value-type="float" office:value="-13050013.5791667" calcext:value-type="float">
            <text:p>-13.050.014</text:p>
          </table:table-cell>
          <table:table-cell table:style-name="ce18" table:formula="of:=([.B23]+[.C23])*[.E6]" office:value-type="float" office:value="-13050013.5791667" calcext:value-type="float">
            <text:p>-13.050.014</text:p>
          </table:table-cell>
          <table:table-cell table:style-name="ce18" table:formula="of:=([.B23]+[.C23]+[.D23])*[.F6]" office:value-type="float" office:value="21750022.6319444" calcext:value-type="float">
            <text:p>21.750.023</text:p>
          </table:table-cell>
          <table:table-cell table:style-name="ce18" table:formula="of:=([.B23]+[.C23]+[.D23]+[.E23])*[.G6]" office:value-type="float" office:value="-13050013.5791667" calcext:value-type="float">
            <text:p>-13.050.014</text:p>
          </table:table-cell>
          <table:table-cell table:style-name="ce18" table:formula="of:=-SUM([.B23:.F23])" office:value-type="float" office:value="69600072.4222222" calcext:value-type="float">
            <text:p>69.600.072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(+) Valor Desecho</text:p>
          </table:table-cell>
          <table:table-cell table:style-name="ce20"/>
          <table:table-cell table:style-name="ce23"/>
          <table:table-cell table:style-name="ce20" table:number-columns-repeated="3"/>
          <table:table-cell table:style-name="ce20" table:formula="of:=-[.B21]-[.C19]*5" office:value-type="float" office:value="18807857.75" calcext:value-type="float">
            <text:p>18.807.858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(=) FCN</text:p>
          </table:table-cell>
          <table:table-cell table:style-name="ce21" table:formula="of:=SUM([.B18:.B24])" office:value-type="float" office:value="-109073589.983333" calcext:value-type="float">
            <text:p>-109.073.590</text:p>
          </table:table-cell>
          <table:table-cell table:style-name="ce21" table:formula="of:=SUM([.C18:.C24])" office:value-type="float" office:value="3857720408.91612" calcext:value-type="float">
            <text:p>3.857.720.409</text:p>
          </table:table-cell>
          <table:table-cell table:style-name="ce21" table:formula="of:=SUM([.D18:.D24])" office:value-type="float" office:value="4841158025.96931" calcext:value-type="float">
            <text:p>4.841.158.026</text:p>
          </table:table-cell>
          <table:table-cell table:style-name="ce21" table:formula="of:=SUM([.E18:.E24])" office:value-type="float" office:value="5859395679.23362" calcext:value-type="float">
            <text:p>5.859.395.679</text:p>
          </table:table-cell>
          <table:table-cell table:style-name="ce21" table:formula="of:=SUM([.F18:.F24])" office:value-type="float" office:value="4185532947.93385" calcext:value-type="float">
            <text:p>4.185.532.948</text:p>
          </table:table-cell>
          <table:table-cell table:style-name="ce21" table:formula="of:=SUM([.G18:.G24])" office:value-type="float" office:value="5260793606.17177" calcext:value-type="float">
            <text:p>5.260.793.606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5" office:value-type="string" calcext:value-type="string">
            <text:p>Costo Producción</text:p>
          </table:table-cell>
          <table:table-cell table:style-name="ce22" office:value-type="string" calcext:value-type="string">
            <text:p>Cantidad</text:p>
          </table:table-cell>
          <table:table-cell table:style-name="ce22" office:value-type="string" calcext:value-type="string">
            <text:p>precio</text:p>
          </table:table-cell>
          <table:table-cell table:style-name="ce22"/>
          <table:table-cell/>
          <table:table-cell table:style-name="ce26" office:value-type="string" calcext:value-type="string">
            <text:p>GPM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6" office:value-type="string" calcext:value-type="string">
            <text:p>Harina </text:p>
          </table:table-cell>
          <table:table-cell office:value-type="float" office:value="0.35" calcext:value-type="float">
            <text:p>0,35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table:formula="of:=[.B31]*[.C31]" office:value-type="float" office:value="175" calcext:value-type="float">
            <text:p>175</text:p>
          </table:table-cell>
          <table:table-cell/>
          <table:table-cell table:style-name="ce16" office:value-type="string" calcext:value-type="string">
            <text:p>Garantia arriendo</text:p>
          </table:table-cell>
          <table:table-cell table:style-name="ce18" table:formula="of:=([.B1]/3)*2" office:value-type="float" office:value="13198496.6666667" calcext:value-type="float">
            <text:p>13.198.497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Frutos Secos</text:p>
          </table:table-cell>
          <table:table-cell office:value-type="float" office:value="0.1" calcext:value-type="float">
            <text:p>0,1</text:p>
          </table:table-cell>
          <table:table-cell table:style-name="ce18" table:formula="of:=[.B1]/250" office:value-type="float" office:value="79190.98" calcext:value-type="float">
            <text:p>79.191</text:p>
          </table:table-cell>
          <table:table-cell table:style-name="ce18" table:formula="of:=[.B32]*[.C32]" office:value-type="float" office:value="7919.098" calcext:value-type="float">
            <text:p>7.919</text:p>
          </table:table-cell>
          <table:table-cell/>
          <table:table-cell table:style-name="ce16" office:value-type="string" calcext:value-type="string">
            <text:p>Contitucion Empresa</text:p>
          </table:table-cell>
          <table:table-cell table:style-name="ce18" office:value-type="float" office:value="120000" calcext:value-type="float">
            <text:p>120.000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Fruta Confitada </text:p>
          </table:table-cell>
          <table:table-cell table:formula="of:=0.12" office:value-type="float" office:value="0.12" calcext:value-type="float">
            <text:p>0,12</text:p>
          </table:table-cell>
          <table:table-cell table:style-name="ce18" office:value-type="float" office:value="3000" calcext:value-type="float">
            <text:p>3.000</text:p>
          </table:table-cell>
          <table:table-cell table:style-name="ce18" table:formula="of:=[.B33]*[.C33]" office:value-type="float" office:value="360" calcext:value-type="float">
            <text:p>360</text:p>
          </table:table-cell>
          <table:table-cell/>
          <table:table-cell table:style-name="ce16" office:value-type="string" calcext:value-type="string">
            <text:p>inversion GPM</text:p>
          </table:table-cell>
          <table:table-cell table:style-name="ce18" table:formula="of:=SUM([.G31:.G32])" office:value-type="float" office:value="13318496.6666667" calcext:value-type="float">
            <text:p>13.318.497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zucar</text:p>
          </table:table-cell>
          <table:table-cell office:value-type="float" office:value="0.15" calcext:value-type="float">
            <text:p>0,15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table:formula="of:=[.B34]*[.C34]" office:value-type="float" office:value="90" calcext:value-type="float">
            <text:p>90</text:p>
          </table:table-cell>
          <table:table-cell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MOD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450" calcext:value-type="float">
            <text:p>450</text:p>
          </table:table-cell>
          <table:table-cell table:style-name="ce20" table:formula="of:=[.B35]*[.C35]" office:value-type="float" office:value="450" calcext:value-type="float">
            <text:p>450</text:p>
          </table:table-cell>
          <table:table-cell/>
          <table:table-cell table:style-name="ce16" office:value-type="string" calcext:value-type="string">
            <text:p>GPM a amortizar</text:p>
          </table:table-cell>
          <table:table-cell table:style-name="ce18" table:formula="of:=SUM([.G33:.G34])" office:value-type="float" office:value="13318496.6666667" calcext:value-type="float">
            <text:p>13.318.49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8"/>
          <table:table-cell table:style-name="ce21" table:formula="of:=SUM([.D31:.D35])" office:value-type="float" office:value="8994.098" calcext:value-type="float">
            <text:p>8.994</text:p>
          </table:table-cell>
          <table:table-cell/>
          <table:table-cell table:style-name="ce16"/>
          <table:table-cell table:style-name="ce20"/>
          <table:table-cell table:number-columns-repeated="1017"/>
        </table:table-row>
        <table:table-row table:style-name="ro1">
          <table:table-cell table:number-columns-repeated="5"/>
          <table:table-cell table:style-name="ce16" office:value-type="string" calcext:value-type="string">
            <text:p>Amortizacion Anual</text:p>
          </table:table-cell>
          <table:table-cell table:style-name="ce21" table:formula="of:=[.G35]/5" office:value-type="float" office:value="2663699.33333333" calcext:value-type="float">
            <text:p>2.663.699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Depreciación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Batidora Industrial</text:p>
          </table:table-cell>
          <table:table-cell table:style-name="ce18" table:formula="of:=[.B1]*0.7" office:value-type="float" office:value="13858421.5" calcext:value-type="float">
            <text:p>13.858.422</text:p>
          </table:table-cell>
          <table:table-cell office:value-type="float" office:value="7" calcext:value-type="float">
            <text:p>7</text:p>
          </table:table-cell>
          <table:table-cell table:style-name="ce18" table:formula="of:=[.B39]/[.C39]" office:value-type="float" office:value="1979774.5" calcext:value-type="float">
            <text:p>1.979.775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orno Industrial</text:p>
          </table:table-cell>
          <table:table-cell table:style-name="ce20" table:formula="of:=[.B1]*1.5" office:value-type="float" office:value="29696617.5" calcext:value-type="float">
            <text:p>29.696.618</text:p>
          </table:table-cell>
          <table:table-cell office:value-type="float" office:value="10" calcext:value-type="float">
            <text:p>10</text:p>
          </table:table-cell>
          <table:table-cell table:style-name="ce20" table:formula="of:=[.B40]/[.C40]" office:value-type="float" office:value="2969661.75" calcext:value-type="float">
            <text:p>2.969.662</text:p>
          </table:table-cell>
          <table:table-cell table:number-columns-repeated="1020"/>
        </table:table-row>
        <table:table-row table:style-name="ro1">
          <table:table-cell/>
          <table:table-cell table:style-name="ce21" table:formula="of:=SUM([.B39:.B40])" office:value-type="float" office:value="43555039" calcext:value-type="float">
            <text:p>43.555.039</text:p>
          </table:table-cell>
          <table:table-cell/>
          <table:table-cell table:style-name="ce21" table:formula="of:=SUM([.D39:.D40])" office:value-type="float" office:value="4949436.25" calcext:value-type="float">
            <text:p>4.949.43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Cálculo del KT</text:p>
          </table:table-cell>
          <table:table-cell office:value-type="string" calcext:value-type="string">
            <text:p>Demanda Mensual=</text:p>
          </table:table-cell>
          <table:table-cell/>
          <table:table-cell table:style-name="ce18" table:formula="of:=[.C8]/12" office:value-type="float" office:value="19797.745" calcext:value-type="float">
            <text:p>19.798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Enero</text:p>
          </table:table-cell>
          <table:table-cell table:style-name="ce19" office:value-type="string" calcext:value-type="string">
            <text:p>Febrero</text:p>
          </table:table-cell>
          <table:table-cell table:style-name="ce19" office:value-type="string" calcext:value-type="string">
            <text:p>Marzo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16" office:value-type="string" calcext:value-type="string">
            <text:p>(+) Ingreso por venta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[.B2]*[.D44]" office:value-type="float" office:value="627121131.33604" calcext:value-type="float">
            <text:p>627.121.131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Harina </text:p>
          </table:table-cell>
          <table:table-cell table:style-name="ce18" table:formula="of:=[.D31]*-[.D44]" office:value-type="float" office:value="-3464605.375" calcext:value-type="float">
            <text:p>-3.464.605</text:p>
          </table:table-cell>
          <table:table-cell table:style-name="ce18" table:formula="of:=[.D31]*-[.D44]" office:value-type="float" office:value="-3464605.375" calcext:value-type="float">
            <text:p>-3.464.605</text:p>
          </table:table-cell>
          <table:table-cell table:style-name="ce18" table:formula="of:=[.D31]*-[.D44]" office:value-type="float" office:value="-3464605.375" calcext:value-type="float">
            <text:p>-3.464.605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Frutos Secos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[.$D$44]*-[.$D$32]" office:value-type="float" office:value="-156780282.83401" calcext:value-type="float">
            <text:p>-156.780.283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Fruta Confitada </text:p>
          </table:table-cell>
          <table:table-cell table:style-name="ce18" table:formula="of:=[.$D$44]*-[.$D$33]" office:value-type="float" office:value="-7127188.2" calcext:value-type="float">
            <text:p>-7.127.188</text:p>
          </table:table-cell>
          <table:table-cell table:style-name="ce18" table:formula="of:=[.$D$44]*-[.$D$33]" office:value-type="float" office:value="-7127188.2" calcext:value-type="float">
            <text:p>-7.127.188</text:p>
          </table:table-cell>
          <table:table-cell table:style-name="ce18" table:formula="of:=[.$D$44]*-[.$D$33]" office:value-type="float" office:value="-7127188.2" calcext:value-type="float">
            <text:p>-7.127.188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Azucar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MOD</text:p>
          </table:table-cell>
          <table:table-cell table:style-name="ce18" table:formula="of:=[.D35]*-[.D44]" office:value-type="float" office:value="-8908985.25" calcext:value-type="float">
            <text:p>-8.908.985</text:p>
          </table:table-cell>
          <table:table-cell table:style-name="ce18" table:formula="of:=[.D35]*-[.D44]" office:value-type="float" office:value="-8908985.25" calcext:value-type="float">
            <text:p>-8.908.985</text:p>
          </table:table-cell>
          <table:table-cell table:style-name="ce18" table:formula="of:=[.$D$44]*-[.$D$35]" office:value-type="float" office:value="-8908985.25" calcext:value-type="float">
            <text:p>-8.908.985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(-) Arriendo</text:p>
          </table:table-cell>
          <table:table-cell table:style-name="ce18" table:formula="of:=-[.B1]/3" office:value-type="float" office:value="-6599248.33333333" calcext:value-type="float">
            <text:p>-6.599.248</text:p>
          </table:table-cell>
          <table:table-cell table:style-name="ce18" table:formula="of:=-[.B1]/3" office:value-type="float" office:value="-6599248.33333333" calcext:value-type="float">
            <text:p>-6.599.248</text:p>
          </table:table-cell>
          <table:table-cell table:style-name="ce18" table:formula="of:=-[.B1]/3" office:value-type="float" office:value="-6599248.33333333" calcext:value-type="float">
            <text:p>-6.599.248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(-) Gastos Administración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(=) Sup. (Déf)</text:p>
          </table:table-cell>
          <table:table-cell table:style-name="ce21" table:formula="of:=SUM([.B46:.B53])" office:value-type="float" office:value="-26100027.1583333" calcext:value-type="float">
            <text:p>-26.100.027</text:p>
          </table:table-cell>
          <table:table-cell table:style-name="ce21" table:formula="of:=SUM([.C46:.C53])" office:value-type="float" office:value="-26100027.1583333" calcext:value-type="float">
            <text:p>-26.100.027</text:p>
          </table:table-cell>
          <table:table-cell table:style-name="ce21" table:formula="of:=SUM([.D46:.D53])" office:value-type="float" office:value="444240821.343697" calcext:value-type="float">
            <text:p>444.240.821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6" office:value-type="string" calcext:value-type="string">
            <text:p>(=) Sup. (Déf) Acum.</text:p>
          </table:table-cell>
          <table:table-cell table:style-name="ce21" table:formula="of:=[.B54]" office:value-type="float" office:value="-26100027.1583333" calcext:value-type="float">
            <text:p>-26.100.027</text:p>
          </table:table-cell>
          <table:table-cell table:style-name="ce21" table:formula="of:=[.C54]+[.B55]" office:value-type="float" office:value="-52200054.3166667" calcext:value-type="float">
            <text:p>-52.200.054</text:p>
          </table:table-cell>
          <table:table-cell table:style-name="ce21" table:formula="of:=[.D54]+[.C55]" office:value-type="float" office:value="392040767.02703" calcext:value-type="float">
            <text:p>392.040.767</text:p>
          </table:table-cell>
          <table:table-cell table:style-name="ce18"/>
          <table:table-cell table:number-columns-repeated="1019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Necesidad de KT</text:p>
          </table:table-cell>
          <table:table-cell table:style-name="ce18" table:number-columns-repeated="2"/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ja del Inversionista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8" table:number-columns-repeated="1012" table:default-cell-style-name="Default"/>
        <table:table-row table:style-name="ro1" table:number-rows-repeated="2">
          <table:table-cell table:style-name="ce15" table:number-columns-repeated="4"/>
          <table:table-cell table:number-columns-repeated="1020"/>
        </table:table-row>
        <table:table-row table:style-name="ro1">
          <table:table-cell table:style-name="ce53" office:value-type="string" calcext:value-type="string">
            <text:p>RUT </text:p>
          </table:table-cell>
          <table:table-cell table:style-name="ce59" table:formula="of:=['Caja del Proyecto'.B1]" office:value-type="float" office:value="19797745" calcext:value-type="float">
            <text:p>19.797.745</text:p>
          </table:table-cell>
          <table:table-cell/>
          <table:table-cell table:style-name="ce58" office:value-type="string" calcext:value-type="string">
            <text:p>Inv. Inicial=</text:p>
          </table:table-cell>
          <table:table-cell table:style-name="ce65" table:formula="of:=-['Caja del Proyecto'.B25]" office:value-type="float" office:value="109073589.983333" calcext:value-type="float">
            <text:p>109.073.590</text:p>
          </table:table-cell>
          <table:table-cell table:style-name="ce58" office:value-type="string" calcext:value-type="string">
            <text:p>Prestamo</text:p>
          </table:table-cell>
          <table:table-cell table:style-name="ce18" table:formula="of:=[.B5]" office:value-type="float" office:value="27268397.4958333" calcext:value-type="float">
            <text:p>27.268.397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pan pascua</text:p>
          </table:table-cell>
          <table:table-cell table:style-name="ce59" table:formula="of:=['Caja del Proyecto'.B2]" office:value-type="float" office:value="31676.392" calcext:value-type="float">
            <text:p>31.676</text:p>
          </table:table-cell>
          <table:table-cell/>
          <table:table-cell table:style-name="ce62"/>
          <table:table-cell/>
          <table:table-cell table:style-name="ce67" office:value-type="string" calcext:value-type="string">
            <text:p>i</text:p>
          </table:table-cell>
          <table:table-cell table:style-name="ce66" office:value-type="percentage" office:value="0.057" calcext:value-type="percentage">
            <text:p>6 %</text:p>
          </table:table-cell>
          <table:table-cell table:number-columns-repeated="1017"/>
        </table:table-row>
        <table:table-row table:style-name="ro1">
          <table:table-cell/>
          <table:table-cell table:style-name="ce18" table:formula="of:=[.E3]*[.E5]" office:value-type="float" office:value="27268397.4958333" calcext:value-type="float">
            <text:p>27.268.397</text:p>
          </table:table-cell>
          <table:table-cell/>
          <table:table-cell table:style-name="ce63" office:value-type="string" calcext:value-type="string">
            <text:p>Préstamo</text:p>
          </table:table-cell>
          <table:table-cell table:style-name="ce66" office:value-type="percentage" office:value="0.25" calcext:value-type="percentage">
            <text:p>25 %</text:p>
          </table:table-cell>
          <table:table-cell table:style-name="ce67" office:value-type="string" calcext:value-type="string">
            <text:p>n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3"/>
          <table:table-cell table:style-name="ce68" table:number-columns-repeated="3"/>
          <table:table-cell table:number-columns-repeated="1011"/>
        </table:table-row>
        <table:table-row table:style-name="ro1">
          <table:table-cell/>
          <table:table-cell table:style-name="ce20" table:formula="of:=[.E3]*[.E6]" office:value-type="float" office:value="81805192.4875" calcext:value-type="float">
            <text:p>81.805.192</text:p>
          </table:table-cell>
          <table:table-cell/>
          <table:table-cell table:style-name="ce58" office:value-type="string" calcext:value-type="string">
            <text:p>Capital propio</text:p>
          </table:table-cell>
          <table:table-cell table:style-name="ce66" office:value-type="percentage" office:value="0.75" calcext:value-type="percentage">
            <text:p>75 %</text:p>
          </table:table-cell>
          <table:table-cell table:style-name="ce67" office:value-type="string" calcext:value-type="string">
            <text:p>Cuota</text:p>
          </table:table-cell>
          <table:table-cell table:style-name="ce18" table:formula="of:=PMT([.G4];[.G5];-[.G3])" office:value-type="float" office:value="6420677.71900883" calcext:value-type="float">
            <text:p>6.420.678</text:p>
          </table:table-cell>
          <table:table-cell table:number-columns-repeated="3"/>
          <table:table-cell table:style-name="ce68" table:number-columns-repeated="3"/>
          <table:table-cell table:number-columns-repeated="1011"/>
        </table:table-row>
        <table:table-row table:style-name="ro1">
          <table:table-cell/>
          <table:table-cell table:style-name="ce21" table:formula="of:=SUM([.B5:.B6])" office:value-type="float" office:value="109073589.983333" calcext:value-type="float">
            <text:p>109.073.590</text:p>
          </table:table-cell>
          <table:table-cell table:number-columns-repeated="1022"/>
        </table:table-row>
        <table:table-row table:style-name="ro1" table:number-rows-repeated="2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Tabla Amortización Préstamo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Año</text:p>
          </table:table-cell>
          <table:table-cell table:style-name="ce54" office:value-type="string" calcext:value-type="string">
            <text:p>Cuota</text:p>
          </table:table-cell>
          <table:table-cell table:style-name="ce54" office:value-type="string" calcext:value-type="string">
            <text:p>Interés</text:p>
          </table:table-cell>
          <table:table-cell table:style-name="ce54" office:value-type="string" calcext:value-type="string">
            <text:p>amortización Préstamo</text:p>
          </table:table-cell>
          <table:table-cell table:style-name="ce54" office:value-type="string" calcext:value-type="string">
            <text:p>Saldo Insoluto</text:p>
          </table:table-cell>
          <table:table-cell table:number-columns-repeated="1019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55" table:number-columns-repeated="3"/>
          <table:table-cell table:style-name="ce60" table:formula="of:=[.G3]" office:value-type="float" office:value="27268397.4958333" calcext:value-type="float">
            <text:p>27.268.397</text:p>
          </table:table-cell>
          <table:table-cell table:number-columns-repeated="1019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60" table:formula="of:=[.$G$6]" office:value-type="float" office:value="6420677.71900883" calcext:value-type="float">
            <text:p>6.420.678</text:p>
          </table:table-cell>
          <table:table-cell table:style-name="ce60" table:formula="of:=[.E12]*9%" office:value-type="float" office:value="2454155.774625" calcext:value-type="float">
            <text:p>2.454.156</text:p>
          </table:table-cell>
          <table:table-cell table:style-name="ce60" table:formula="of:=[.B13]-[.C13]" office:value-type="float" office:value="3966521.94438383" calcext:value-type="float">
            <text:p>3.966.522</text:p>
          </table:table-cell>
          <table:table-cell table:style-name="ce60" table:formula="of:=[.E12]-[.D13]" office:value-type="float" office:value="23301875.5514495" calcext:value-type="float">
            <text:p>23.301.876</text:p>
          </table:table-cell>
          <table:table-cell table:number-columns-repeated="1019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60" table:formula="of:=[.$G$6]" office:value-type="float" office:value="6420677.71900883" calcext:value-type="float">
            <text:p>6.420.678</text:p>
          </table:table-cell>
          <table:table-cell table:style-name="ce60" table:formula="of:=[.E13]*9%" office:value-type="float" office:value="2097168.79963045" calcext:value-type="float">
            <text:p>2.097.169</text:p>
          </table:table-cell>
          <table:table-cell table:style-name="ce60" table:formula="of:=[.B14]-[.C14]" office:value-type="float" office:value="4323508.91937837" calcext:value-type="float">
            <text:p>4.323.509</text:p>
          </table:table-cell>
          <table:table-cell table:style-name="ce60" table:formula="of:=[.E13]-[.D14]" office:value-type="float" office:value="18978366.6320711" calcext:value-type="float">
            <text:p>18.978.367</text:p>
          </table:table-cell>
          <table:table-cell table:number-columns-repeated="1019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60" table:formula="of:=[.$G$6]" office:value-type="float" office:value="6420677.71900883" calcext:value-type="float">
            <text:p>6.420.678</text:p>
          </table:table-cell>
          <table:table-cell table:style-name="ce60" table:formula="of:=[.E14]*9%" office:value-type="float" office:value="1708052.9968864" calcext:value-type="float">
            <text:p>1.708.053</text:p>
          </table:table-cell>
          <table:table-cell table:style-name="ce60" table:formula="of:=[.B15]-[.C15]" office:value-type="float" office:value="4712624.72212243" calcext:value-type="float">
            <text:p>4.712.625</text:p>
          </table:table-cell>
          <table:table-cell table:style-name="ce60" table:formula="of:=[.E14]-[.D15]" office:value-type="float" office:value="14265741.9099487" calcext:value-type="float">
            <text:p>14.265.742</text:p>
          </table:table-cell>
          <table:table-cell table:number-columns-repeated="1019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60" table:formula="of:=[.$G$6]" office:value-type="float" office:value="6420677.71900883" calcext:value-type="float">
            <text:p>6.420.678</text:p>
          </table:table-cell>
          <table:table-cell table:style-name="ce60" table:formula="of:=[.E15]*9%" office:value-type="float" office:value="1283916.77189538" calcext:value-type="float">
            <text:p>1.283.917</text:p>
          </table:table-cell>
          <table:table-cell table:style-name="ce60" table:formula="of:=[.B16]-[.C16]" office:value-type="float" office:value="5136760.94711345" calcext:value-type="float">
            <text:p>5.136.761</text:p>
          </table:table-cell>
          <table:table-cell table:style-name="ce60" table:formula="of:=[.E15]-[.D16]" office:value-type="float" office:value="9128980.96283525" calcext:value-type="float">
            <text:p>9.128.981</text:p>
          </table:table-cell>
          <table:table-cell table:number-columns-repeated="1019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60" table:formula="of:=[.$G$6]" office:value-type="float" office:value="6420677.71900883" calcext:value-type="float">
            <text:p>6.420.678</text:p>
          </table:table-cell>
          <table:table-cell table:style-name="ce60" table:formula="of:=[.E16]*9%" office:value-type="float" office:value="821608.286655173" calcext:value-type="float">
            <text:p>821.608</text:p>
          </table:table-cell>
          <table:table-cell table:style-name="ce60" table:formula="of:=[.B17]-[.C17]" office:value-type="float" office:value="5599069.43235366" calcext:value-type="float">
            <text:p>5.599.069</text:p>
          </table:table-cell>
          <table:table-cell table:style-name="ce60" table:formula="of:=[.E16]-[.D17]" office:value-type="float" office:value="3529911.5304816" calcext:value-type="float">
            <text:p>3.529.9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Flujo de caja para evaluación financiera (Flujo de caja del inversionista)</text:p>
          </table:table-cell>
          <table:table-cell table:style-name="ce15" table:number-columns-repeated="3"/>
          <table:table-cell table:number-columns-repeated="9"/>
          <table:table-cell table:style-name="ce68"/>
          <table:table-cell table:number-columns-repeated="1010"/>
        </table:table-row>
        <table:table-row table:style-name="ro1">
          <table:table-cell table:number-columns-repeated="3"/>
          <table:table-cell table:style-name="ce24" table:formula="of:=([.D21]/[.C21])-1" office:value-type="percentage" office:value="0.25" calcext:value-type="percentage">
            <text:p>25 %</text:p>
          </table:table-cell>
          <table:table-cell table:style-name="ce24" table:formula="of:=([.E21]/[.D21])-1" office:value-type="percentage" office:value="0.2" calcext:value-type="percentage">
            <text:p>20 %</text:p>
          </table:table-cell>
          <table:table-cell table:style-name="ce24" table:formula="of:=([.F21]/[.E21])-1" office:value-type="percentage" office:value="-0.277777777777778" calcext:value-type="percentage">
            <text:p>-28 %</text:p>
          </table:table-cell>
          <table:table-cell table:style-name="ce24" table:formula="of:=([.G21]/[.F21])-1" office:value-type="percentage" office:value="0.230769230769231" calcext:value-type="percentage">
            <text:p>23 %</text:p>
          </table:table-cell>
          <table:table-cell table:number-columns-repeated="6"/>
          <table:table-cell table:style-name="ce68"/>
          <table:table-cell table:number-columns-repeated="1010"/>
        </table:table-row>
        <table:table-row table:style-name="ro1">
          <table:table-cell table:number-columns-repeated="2"/>
          <table:table-cell table:style-name="ce18" table:formula="of:=[.B3]*1.2%" office:value-type="float" office:value="237572.94" calcext:value-type="float">
            <text:p>237.573</text:p>
          </table:table-cell>
          <table:table-cell table:style-name="ce18" table:formula="of:=[.B3]*1.5%" office:value-type="float" office:value="296966.175" calcext:value-type="float">
            <text:p>296.966</text:p>
          </table:table-cell>
          <table:table-cell table:style-name="ce18" table:formula="of:=[.B3]*1.8%" office:value-type="float" office:value="356359.41" calcext:value-type="float">
            <text:p>356.359</text:p>
          </table:table-cell>
          <table:table-cell table:style-name="ce18" table:formula="of:=[.B3]*1.3%" office:value-type="float" office:value="257370.685" calcext:value-type="float">
            <text:p>257.371</text:p>
          </table:table-cell>
          <table:table-cell table:style-name="ce18" table:formula="of:=[.B3]*1.6%" office:value-type="float" office:value="316763.92" calcext:value-type="float">
            <text:p>316.764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Año 0</text:p>
          </table:table-cell>
          <table:table-cell table:style-name="ce19" office:value-type="string" calcext:value-type="string">
            <text:p>Año 1</text:p>
          </table:table-cell>
          <table:table-cell table:style-name="ce19" office:value-type="string" calcext:value-type="string">
            <text:p>Año 2</text:p>
          </table:table-cell>
          <table:table-cell table:style-name="ce19" office:value-type="string" calcext:value-type="string">
            <text:p>Año 3</text:p>
          </table:table-cell>
          <table:table-cell table:style-name="ce19" office:value-type="string" calcext:value-type="string">
            <text:p>Año 4</text:p>
          </table:table-cell>
          <table:table-cell table:style-name="ce19" office:value-type="string" calcext:value-type="string">
            <text:p>Año 5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>
            <text:p>(+) Ingresos por venta</text:p>
          </table:table-cell>
          <table:table-cell table:style-name="ce18"/>
          <table:table-cell table:style-name="ce18" table:formula="of:=[.B4]*[.C21]" office:value-type="float" office:value="7525453576.03248" calcext:value-type="float">
            <text:p>7.525.453.576</text:p>
          </table:table-cell>
          <table:table-cell table:style-name="ce18" table:formula="of:=[.B4]*[.D21]" office:value-type="float" office:value="9406816970.0406" calcext:value-type="float">
            <text:p>9.406.816.970</text:p>
          </table:table-cell>
          <table:table-cell table:style-name="ce18" table:formula="of:=[.B4]*[.E21]" office:value-type="float" office:value="11288180364.0487" calcext:value-type="float">
            <text:p>11.288.180.364</text:p>
          </table:table-cell>
          <table:table-cell table:style-name="ce18" table:formula="of:=[.B4]*[.F21]" office:value-type="float" office:value="8152574707.36852" calcext:value-type="float">
            <text:p>8.152.574.707</text:p>
          </table:table-cell>
          <table:table-cell table:style-name="ce18" table:formula="of:=[.B4]*[.G21]" office:value-type="float" office:value="10033938101.3766" calcext:value-type="float">
            <text:p>10.033.938.101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>
            <text:p>(-) Costo producción</text:p>
          </table:table-cell>
          <table:table-cell table:style-name="ce18"/>
          <table:table-cell table:style-name="ce18" table:formula="of:=-[.$D$51]*[.C21]" office:value-type="float" office:value="-2136754304.50812" calcext:value-type="float">
            <text:p>-2.136.754.305</text:p>
          </table:table-cell>
          <table:table-cell table:style-name="ce18" table:formula="of:=-[.$D$51]*[.D21]" office:value-type="float" office:value="-2670942880.63515" calcext:value-type="float">
            <text:p>-2.670.942.881</text:p>
          </table:table-cell>
          <table:table-cell table:style-name="ce18" table:formula="of:=-[.$D$51]*[.E21]" office:value-type="float" office:value="-3205131456.76218" calcext:value-type="float">
            <text:p>-3.205.131.457</text:p>
          </table:table-cell>
          <table:table-cell table:style-name="ce18" table:formula="of:=-[.$D$51]*[.F21]" office:value-type="float" office:value="-2314817163.21713" calcext:value-type="float">
            <text:p>-2.314.817.163</text:p>
          </table:table-cell>
          <table:table-cell table:style-name="ce18" table:formula="of:=-[.$D$51]*[.G21]" office:value-type="float" office:value="-2849005739.34416" calcext:value-type="float">
            <text:p>-2.849.005.739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>
            <text:p>(-) Arriendo</text:p>
          </table:table-cell>
          <table:table-cell table:style-name="ce18"/>
          <table:table-cell table:style-name="ce18" table:formula="of:=(-[.B3]/3)*12" office:value-type="float" office:value="-79190980" calcext:value-type="float">
            <text:p>-79.190.980</text:p>
          </table:table-cell>
          <table:table-cell table:style-name="ce18" table:formula="of:=(-[.B3]/3)*12" office:value-type="float" office:value="-79190980" calcext:value-type="float">
            <text:p>-79.190.980</text:p>
          </table:table-cell>
          <table:table-cell table:style-name="ce18" table:formula="of:=(-[.B3]/3)*12" office:value-type="float" office:value="-79190980" calcext:value-type="float">
            <text:p>-79.190.980</text:p>
          </table:table-cell>
          <table:table-cell table:style-name="ce18" table:formula="of:=(-[.B3]/3)*12" office:value-type="float" office:value="-79190980" calcext:value-type="float">
            <text:p>-79.190.980</text:p>
          </table:table-cell>
          <table:table-cell table:style-name="ce18" table:formula="of:=(-[.B3]/3)*14" office:value-type="float" office:value="-92389476.6666667" calcext:value-type="float">
            <text:p>-92.389.477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>
            <text:p>(-) Gastos Administración</text:p>
          </table:table-cell>
          <table:table-cell table:style-name="ce18"/>
          <table:table-cell table:style-name="ce18" table:formula="of:=-[.B3]/2" office:value-type="float" office:value="-9898872.5" calcext:value-type="float">
            <text:p>-9.898.873</text:p>
          </table:table-cell>
          <table:table-cell table:style-name="ce18" table:formula="of:=(-[.B3]/2)" office:value-type="float" office:value="-9898872.5" calcext:value-type="float">
            <text:p>-9.898.873</text:p>
          </table:table-cell>
          <table:table-cell table:style-name="ce18" table:formula="of:=(-[.B3]/2)" office:value-type="float" office:value="-9898872.5" calcext:value-type="float">
            <text:p>-9.898.873</text:p>
          </table:table-cell>
          <table:table-cell table:style-name="ce18" table:formula="of:=(-[.B3]/2)" office:value-type="float" office:value="-9898872.5" calcext:value-type="float">
            <text:p>-9.898.873</text:p>
          </table:table-cell>
          <table:table-cell table:style-name="ce18" table:formula="of:=-[.B3]/2" office:value-type="float" office:value="-9898872.5" calcext:value-type="float">
            <text:p>-9.898.873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>
            <text:p>(-) Interes Prestamo</text:p>
          </table:table-cell>
          <table:table-cell table:style-name="ce18"/>
          <table:table-cell table:style-name="ce18" table:formula="of:=-[.C13]" office:value-type="float" office:value="-2454155.774625" calcext:value-type="float">
            <text:p>-2.454.156</text:p>
          </table:table-cell>
          <table:table-cell table:style-name="ce18" table:formula="of:=-[.C14]" office:value-type="float" office:value="-2097168.79963045" calcext:value-type="float">
            <text:p>-2.097.169</text:p>
          </table:table-cell>
          <table:table-cell table:style-name="ce18" table:formula="of:=-[.C15]" office:value-type="float" office:value="-1708052.9968864" calcext:value-type="float">
            <text:p>-1.708.053</text:p>
          </table:table-cell>
          <table:table-cell table:style-name="ce18" table:formula="of:=-[.C16]" office:value-type="float" office:value="-1283916.77189538" calcext:value-type="float">
            <text:p>-1.283.917</text:p>
          </table:table-cell>
          <table:table-cell table:style-name="ce18" table:formula="of:=-[.C17]" office:value-type="float" office:value="-821608.286655173" calcext:value-type="float">
            <text:p>-821.608</text:p>
          </table:table-cell>
          <table:table-cell table:number-columns-repeated="1017"/>
        </table:table-row>
        <table:table-row table:style-name="ro1">
          <table:table-cell table:style-name="ce57" office:value-type="string" calcext:value-type="string">
            <text:p>(-) Depreciación</text:p>
          </table:table-cell>
          <table:table-cell table:style-name="ce18"/>
          <table:table-cell table:style-name="ce18" table:formula="of:=-[.$D$60]" office:value-type="float" office:value="-19797.745" calcext:value-type="float">
            <text:p>-19.798</text:p>
          </table:table-cell>
          <table:table-cell table:style-name="ce18" table:formula="of:=-[.$D$60]" office:value-type="float" office:value="-19797.745" calcext:value-type="float">
            <text:p>-19.798</text:p>
          </table:table-cell>
          <table:table-cell table:style-name="ce18" table:formula="of:=-[.$D$60]" office:value-type="float" office:value="-19797.745" calcext:value-type="float">
            <text:p>-19.798</text:p>
          </table:table-cell>
          <table:table-cell table:style-name="ce18" table:formula="of:=-[.$D$60]" office:value-type="float" office:value="-19797.745" calcext:value-type="float">
            <text:p>-19.798</text:p>
          </table:table-cell>
          <table:table-cell table:style-name="ce18" table:formula="of:=-[.$D$60]" office:value-type="float" office:value="-19797.745" calcext:value-type="float">
            <text:p>-19.798</text:p>
          </table:table-cell>
          <table:table-cell table:number-columns-repeated="1017"/>
        </table:table-row>
        <table:table-row table:style-name="ro1">
          <table:table-cell table:style-name="ce57" office:value-type="string" calcext:value-type="string">
            <text:p>(-) Amortización GPM</text:p>
          </table:table-cell>
          <table:table-cell table:style-name="ce20"/>
          <table:table-cell table:style-name="ce20" table:formula="of:=-[.$G$56]" office:value-type="float" office:value="-2663699.33333333" calcext:value-type="float">
            <text:p>-2.663.699</text:p>
          </table:table-cell>
          <table:table-cell table:style-name="ce20" table:formula="of:=-[.$G$56]" office:value-type="float" office:value="-2663699.33333333" calcext:value-type="float">
            <text:p>-2.663.699</text:p>
          </table:table-cell>
          <table:table-cell table:style-name="ce20" table:formula="of:=-[.$G$56]" office:value-type="float" office:value="-2663699.33333333" calcext:value-type="float">
            <text:p>-2.663.699</text:p>
          </table:table-cell>
          <table:table-cell table:style-name="ce20" table:formula="of:=-[.$G$56]" office:value-type="float" office:value="-2663699.33333333" calcext:value-type="float">
            <text:p>-2.663.699</text:p>
          </table:table-cell>
          <table:table-cell table:style-name="ce20" table:formula="of:=-[.$G$56]" office:value-type="float" office:value="-2663699.33333333" calcext:value-type="float">
            <text:p>-2.663.699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>
            <text:p>(=) RAI</text:p>
          </table:table-cell>
          <table:table-cell table:style-name="ce18"/>
          <table:table-cell table:style-name="ce21" table:formula="of:=SUM([.C23:.C29])" office:value-type="float" office:value="5294471766.1714" calcext:value-type="float">
            <text:p>5.294.471.766</text:p>
          </table:table-cell>
          <table:table-cell table:style-name="ce21" table:formula="of:=SUM([.D23:.D29])" office:value-type="float" office:value="6642003571.02749" calcext:value-type="float">
            <text:p>6.642.003.571</text:p>
          </table:table-cell>
          <table:table-cell table:style-name="ce21" table:formula="of:=SUM([.E23:.E29])" office:value-type="float" office:value="7989567504.71132" calcext:value-type="float">
            <text:p>7.989.567.505</text:p>
          </table:table-cell>
          <table:table-cell table:style-name="ce21" table:formula="of:=SUM([.F23:.F29])" office:value-type="float" office:value="5744700277.80116" calcext:value-type="float">
            <text:p>5.744.700.278</text:p>
          </table:table-cell>
          <table:table-cell table:style-name="ce21" table:formula="of:=SUM([.G23:.G29])" office:value-type="float" office:value="7079138907.50083" calcext:value-type="float">
            <text:p>7.079.138.908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>
            <text:p>(-) Impto. Renta</text:p>
          </table:table-cell>
          <table:table-cell table:style-name="ce20"/>
          <table:table-cell table:style-name="ce20" table:formula="of:=[.C30]*-27%" office:value-type="float" office:value="-1429507376.86628" calcext:value-type="float">
            <text:p>-1.429.507.377</text:p>
          </table:table-cell>
          <table:table-cell table:style-name="ce20" table:formula="of:=[.D30]*-27%" office:value-type="float" office:value="-1793340964.17742" calcext:value-type="float">
            <text:p>-1.793.340.964</text:p>
          </table:table-cell>
          <table:table-cell table:style-name="ce20" table:formula="of:=[.E30]*-27%" office:value-type="float" office:value="-2157183226.27206" calcext:value-type="float">
            <text:p>-2.157.183.226</text:p>
          </table:table-cell>
          <table:table-cell table:style-name="ce20" table:formula="of:=[.F30]*-27%" office:value-type="float" office:value="-1551069075.00631" calcext:value-type="float">
            <text:p>-1.551.069.075</text:p>
          </table:table-cell>
          <table:table-cell table:style-name="ce20" table:formula="of:=[.G30]*-27%" office:value-type="float" office:value="-1911367505.02522" calcext:value-type="float">
            <text:p>-1.911.367.505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>
            <text:p>(-) RDI</text:p>
          </table:table-cell>
          <table:table-cell table:style-name="ce18"/>
          <table:table-cell table:style-name="ce18" table:formula="of:=SUM([.C30:.C31])" office:value-type="float" office:value="3864964389.30512" calcext:value-type="float">
            <text:p>3.864.964.389</text:p>
          </table:table-cell>
          <table:table-cell table:style-name="ce18" table:formula="of:=SUM([.D30:.D31])" office:value-type="float" office:value="4848662606.85006" calcext:value-type="float">
            <text:p>4.848.662.607</text:p>
          </table:table-cell>
          <table:table-cell table:style-name="ce18" table:formula="of:=SUM([.E30:.E31])" office:value-type="float" office:value="5832384278.43926" calcext:value-type="float">
            <text:p>5.832.384.278</text:p>
          </table:table-cell>
          <table:table-cell table:style-name="ce18" table:formula="of:=SUM([.F30:.F31])" office:value-type="float" office:value="4193631202.79485" calcext:value-type="float">
            <text:p>4.193.631.203</text:p>
          </table:table-cell>
          <table:table-cell table:style-name="ce18" table:formula="of:=SUM([.G30:.G31])" office:value-type="float" office:value="5167771402.4756" calcext:value-type="float">
            <text:p>5.167.771.402</text:p>
          </table:table-cell>
          <table:table-cell table:style-name="ce18"/>
          <table:table-cell table:number-columns-repeated="1016"/>
        </table:table-row>
        <table:table-row table:style-name="ro1">
          <table:table-cell table:style-name="ce56" office:value-type="string" calcext:value-type="string">
            <text:p>(+) Depreciación</text:p>
          </table:table-cell>
          <table:table-cell table:style-name="ce18"/>
          <table:table-cell table:style-name="ce18" table:formula="of:=-[.C28]" office:value-type="float" office:value="19797.745" calcext:value-type="float">
            <text:p>19.798</text:p>
          </table:table-cell>
          <table:table-cell table:style-name="ce18" table:formula="of:=-[.D28]" office:value-type="float" office:value="19797.745" calcext:value-type="float">
            <text:p>19.798</text:p>
          </table:table-cell>
          <table:table-cell table:style-name="ce18" table:formula="of:=-[.E28]" office:value-type="float" office:value="19797.745" calcext:value-type="float">
            <text:p>19.798</text:p>
          </table:table-cell>
          <table:table-cell table:style-name="ce18" table:formula="of:=-[.F28]" office:value-type="float" office:value="19797.745" calcext:value-type="float">
            <text:p>19.798</text:p>
          </table:table-cell>
          <table:table-cell table:style-name="ce18" table:formula="of:=-[.G28]" office:value-type="float" office:value="19797.745" calcext:value-type="float">
            <text:p>19.798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>
            <text:p>(+) Amortización GPM</text:p>
          </table:table-cell>
          <table:table-cell table:style-name="ce18"/>
          <table:table-cell table:style-name="ce18" table:formula="of:=-[.C29]" office:value-type="float" office:value="2663699.33333333" calcext:value-type="float">
            <text:p>2.663.699</text:p>
          </table:table-cell>
          <table:table-cell table:style-name="ce18" table:formula="of:=-[.D29]" office:value-type="float" office:value="2663699.33333333" calcext:value-type="float">
            <text:p>2.663.699</text:p>
          </table:table-cell>
          <table:table-cell table:style-name="ce18" table:formula="of:=-[.E29]" office:value-type="float" office:value="2663699.33333333" calcext:value-type="float">
            <text:p>2.663.699</text:p>
          </table:table-cell>
          <table:table-cell table:style-name="ce18" table:formula="of:=-[.F29]" office:value-type="float" office:value="2663699.33333333" calcext:value-type="float">
            <text:p>2.663.699</text:p>
          </table:table-cell>
          <table:table-cell table:style-name="ce18" table:formula="of:=-[.G29]" office:value-type="float" office:value="2663699.33333333" calcext:value-type="float">
            <text:p>2.663.699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>
            <text:p>(-) Amortizacion Prestamo</text:p>
          </table:table-cell>
          <table:table-cell table:style-name="ce18"/>
          <table:table-cell table:style-name="ce18" table:formula="of:=-[.D13]" office:value-type="float" office:value="-3966521.94438383" calcext:value-type="float">
            <text:p>-3.966.522</text:p>
          </table:table-cell>
          <table:table-cell table:style-name="ce18" table:formula="of:=-[.D14]" office:value-type="float" office:value="-4323508.91937837" calcext:value-type="float">
            <text:p>-4.323.509</text:p>
          </table:table-cell>
          <table:table-cell table:style-name="ce18" table:formula="of:=-[.D15]" office:value-type="float" office:value="-4712624.72212243" calcext:value-type="float">
            <text:p>-4.712.625</text:p>
          </table:table-cell>
          <table:table-cell table:style-name="ce18" table:formula="of:=-[.D16]" office:value-type="float" office:value="-5136760.94711345" calcext:value-type="float">
            <text:p>-5.136.761</text:p>
          </table:table-cell>
          <table:table-cell table:style-name="ce18" table:formula="of:=-[.D17]" office:value-type="float" office:value="-5599069.43235366" calcext:value-type="float">
            <text:p>-5.599.069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>
            <text:p>(-) Inversión AF</text:p>
          </table:table-cell>
          <table:table-cell table:style-name="ce18" table:formula="of:=[.B57]" office:value-type="float" office:value="43555039" calcext:value-type="float">
            <text:p>43.555.039</text:p>
          </table:table-cell>
          <table:table-cell table:style-name="ce18" table:number-columns-repeated="5"/>
          <table:table-cell table:number-columns-repeated="1017"/>
        </table:table-row>
        <table:table-row table:style-name="ro1">
          <table:table-cell table:style-name="ce56" office:value-type="string" calcext:value-type="string">
            <text:p>(-) Inversión GPM</text:p>
          </table:table-cell>
          <table:table-cell table:style-name="ce18" table:formula="of:=-[.G51]" office:value-type="float" office:value="-13318496.6666667" calcext:value-type="float">
            <text:p>-13.318.497</text:p>
          </table:table-cell>
          <table:table-cell table:style-name="ce18" table:number-columns-repeated="5"/>
          <table:table-cell table:number-columns-repeated="1017"/>
        </table:table-row>
        <table:table-row table:style-name="ro1">
          <table:table-cell table:style-name="ce56" office:value-type="string" calcext:value-type="string">
            <text:p>(-) Inversión KT</text:p>
          </table:table-cell>
          <table:table-cell table:style-name="ce18" table:formula="of:=[.D65]" office:value-type="float" office:value="-7127188.2" calcext:value-type="float">
            <text:p>-7.127.188</text:p>
          </table:table-cell>
          <table:table-cell table:style-name="ce18" table:formula="of:=[.B38]*[.D20]" office:value-type="float" office:value="-1781797.05" calcext:value-type="float">
            <text:p>-1.781.797</text:p>
          </table:table-cell>
          <table:table-cell table:style-name="ce18" table:formula="of:=([.B38]+[.C38])*[.E20]" office:value-type="float" office:value="-1781797.05" calcext:value-type="float">
            <text:p>-1.781.797</text:p>
          </table:table-cell>
          <table:table-cell table:style-name="ce18" table:formula="of:=([.B38]+[.C38]+[.D38])*[.F20]" office:value-type="float" office:value="2969661.75" calcext:value-type="float">
            <text:p>2.969.662</text:p>
          </table:table-cell>
          <table:table-cell table:style-name="ce18" table:formula="of:=([.B38]+[.C38]+[.D38]+[.E38])*[.G20]" office:value-type="float" office:value="-1781797.05" calcext:value-type="float">
            <text:p>-1.781.797</text:p>
          </table:table-cell>
          <table:table-cell table:style-name="ce18" table:formula="of:=-SUM([.B38:.F38])" office:value-type="float" office:value="9502917.6" calcext:value-type="float">
            <text:p>9.502.918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>
            <text:p>(+) Valor Desecho</text:p>
          </table:table-cell>
          <table:table-cell table:style-name="ce18"/>
          <table:table-cell table:style-name="ce61"/>
          <table:table-cell table:style-name="ce18" table:number-columns-repeated="3"/>
          <table:table-cell table:style-name="ce18" table:formula="of:=-[.B36]-[.C33]*5" office:value-type="float" office:value="-43654027.725" calcext:value-type="float">
            <text:p>-43.654.028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>
            <text:p>(+) Préstamo</text:p>
          </table:table-cell>
          <table:table-cell table:style-name="ce20" table:formula="of:=[.G3]" office:value-type="float" office:value="27268397.4958333" calcext:value-type="float">
            <text:p>27.268.397</text:p>
          </table:table-cell>
          <table:table-cell table:style-name="ce23"/>
          <table:table-cell table:style-name="ce20" table:number-columns-repeated="4"/>
          <table:table-cell table:number-columns-repeated="1017"/>
        </table:table-row>
        <table:table-row table:style-name="ro1">
          <table:table-cell table:style-name="ce56" office:value-type="string" calcext:value-type="string">
            <text:p>(=) FCN</text:p>
          </table:table-cell>
          <table:table-cell table:style-name="ce21" table:formula="of:=SUM([.B32:.B40])" office:value-type="float" office:value="50377751.6291667" calcext:value-type="float">
            <text:p>50.377.752</text:p>
          </table:table-cell>
          <table:table-cell table:style-name="ce21" table:formula="of:=SUM([.C32:.C40])" office:value-type="float" office:value="3861899567.38907" calcext:value-type="float">
            <text:p>3.861.899.567</text:p>
          </table:table-cell>
          <table:table-cell table:style-name="ce21" table:formula="of:=SUM([.D32:.D40])" office:value-type="float" office:value="4845240797.95902" calcext:value-type="float">
            <text:p>4.845.240.798</text:p>
          </table:table-cell>
          <table:table-cell table:style-name="ce21" table:formula="of:=SUM([.E32:.E40])" office:value-type="float" office:value="5833324812.54547" calcext:value-type="float">
            <text:p>5.833.324.813</text:p>
          </table:table-cell>
          <table:table-cell table:style-name="ce21" table:formula="of:=SUM([.F32:.F40])" office:value-type="float" office:value="4189396141.87607" calcext:value-type="float">
            <text:p>4.189.396.142</text:p>
          </table:table-cell>
          <table:table-cell table:style-name="ce21" table:formula="of:=SUM([.G32:.G40])" office:value-type="float" office:value="5130704719.99658" calcext:value-type="float">
            <text:p>5.130.704.72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 office:value-type="string" calcext:value-type="string">
            <text:p>Costo Producción</text:p>
          </table:table-cell>
          <table:table-cell table:style-name="ce22" office:value-type="string" calcext:value-type="string">
            <text:p>Cantidad</text:p>
          </table:table-cell>
          <table:table-cell table:style-name="ce22" office:value-type="string" calcext:value-type="string">
            <text:p>precio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58" office:value-type="string" calcext:value-type="string">
            <text:p>Harina </text:p>
          </table:table-cell>
          <table:table-cell office:value-type="float" office:value="0.35" calcext:value-type="float">
            <text:p>0,35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table:formula="of:=[.B46]*[.C46]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Frutos Secos</text:p>
          </table:table-cell>
          <table:table-cell office:value-type="float" office:value="0.1" calcext:value-type="float">
            <text:p>0,1</text:p>
          </table:table-cell>
          <table:table-cell table:style-name="ce18" table:formula="of:=[.B3]/250" office:value-type="float" office:value="79190.98" calcext:value-type="float">
            <text:p>79.191</text:p>
          </table:table-cell>
          <table:table-cell table:style-name="ce18" table:formula="of:=[.B47]*[.C47]" office:value-type="float" office:value="7919.098" calcext:value-type="float">
            <text:p>7.919</text:p>
          </table:table-cell>
          <table:table-cell/>
          <table:table-cell table:style-name="ce15" office:value-type="string" calcext:value-type="string">
            <text:p>GPM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Fruta Confitada </text:p>
          </table:table-cell>
          <table:table-cell table:formula="of:=0.12" office:value-type="float" office:value="0.12" calcext:value-type="float">
            <text:p>0,12</text:p>
          </table:table-cell>
          <table:table-cell table:style-name="ce18" office:value-type="float" office:value="3000" calcext:value-type="float">
            <text:p>3.000</text:p>
          </table:table-cell>
          <table:table-cell table:style-name="ce18" table:formula="of:=[.B48]*[.C48]" office:value-type="float" office:value="360" calcext:value-type="float">
            <text:p>360</text:p>
          </table:table-cell>
          <table:table-cell/>
          <table:table-cell table:style-name="ce58" office:value-type="string" calcext:value-type="string">
            <text:p>Garantia de arriendo</text:p>
          </table:table-cell>
          <table:table-cell table:style-name="ce18" table:formula="of:=([.B3]/3)*2" office:value-type="float" office:value="13198496.6666667" calcext:value-type="float">
            <text:p>13.198.497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Azucar</text:p>
          </table:table-cell>
          <table:table-cell office:value-type="float" office:value="0.15" calcext:value-type="float">
            <text:p>0,15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table:formula="of:=[.B49]*[.C49]" office:value-type="float" office:value="90" calcext:value-type="float">
            <text:p>90</text:p>
          </table:table-cell>
          <table:table-cell/>
          <table:table-cell table:style-name="ce58" office:value-type="string" calcext:value-type="string">
            <text:p>Contitucion Empresa</text:p>
          </table:table-cell>
          <table:table-cell table:style-name="ce18" office:value-type="float" office:value="120000" calcext:value-type="float">
            <text:p>120.000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MOD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450" calcext:value-type="float">
            <text:p>450</text:p>
          </table:table-cell>
          <table:table-cell table:style-name="ce20" table:formula="of:=[.B50]*[.C50]" office:value-type="float" office:value="450" calcext:value-type="float">
            <text:p>450</text:p>
          </table:table-cell>
          <table:table-cell/>
          <table:table-cell table:style-name="ce62"/>
          <table:table-cell table:number-columns-repeated="1018"/>
        </table:table-row>
        <table:table-row table:style-name="ro1">
          <table:table-cell table:number-columns-repeated="2"/>
          <table:table-cell table:style-name="ce18"/>
          <table:table-cell table:style-name="ce21" table:formula="of:=SUM([.D46:.D50])" office:value-type="float" office:value="8994.098" calcext:value-type="float">
            <text:p>8.994</text:p>
          </table:table-cell>
          <table:table-cell/>
          <table:table-cell table:style-name="ce58" office:value-type="string" calcext:value-type="string">
            <text:p>inversion GPM</text:p>
          </table:table-cell>
          <table:table-cell table:style-name="ce18" table:formula="of:=SUM([.G48:.G49])" office:value-type="float" office:value="13318496.6666667" calcext:value-type="float">
            <text:p>13.318.49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8" table:number-columns-repeated="2"/>
          <table:table-cell/>
          <table:table-cell table:style-name="ce62"/>
          <table:table-cell table:number-columns-repeated="1018"/>
        </table:table-row>
        <table:table-row table:style-name="ro1">
          <table:table-cell table:number-columns-repeated="5"/>
          <table:table-cell table:style-name="ce62"/>
          <table:table-cell table:style-name="ce20"/>
          <table:table-cell table:number-columns-repeated="1017"/>
        </table:table-row>
        <table:table-row table:style-name="ro1">
          <table:table-cell table:style-name="ce15" office:value-type="string" calcext:value-type="string">
            <text:p>Depreciación</text:p>
          </table:table-cell>
          <table:table-cell table:number-columns-repeated="4"/>
          <table:table-cell table:style-name="ce58" office:value-type="string" calcext:value-type="string">
            <text:p>GPM a amortizar</text:p>
          </table:table-cell>
          <table:table-cell table:style-name="ce18" table:formula="of:=SUM([.G51])" office:value-type="float" office:value="13318496.6666667" calcext:value-type="float">
            <text:p>13.318.497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Batidora Industrial</text:p>
          </table:table-cell>
          <table:table-cell table:style-name="ce18" table:formula="of:=[.B3]*0.7" office:value-type="float" office:value="13858421.5" calcext:value-type="float">
            <text:p>13.858.422</text:p>
          </table:table-cell>
          <table:table-cell office:value-type="float" office:value="7" calcext:value-type="float">
            <text:p>7</text:p>
          </table:table-cell>
          <table:table-cell table:style-name="ce18" table:formula="of:=[.B55]/[.C55]" office:value-type="float" office:value="1979774.5" calcext:value-type="float">
            <text:p>1.979.775</text:p>
          </table:table-cell>
          <table:table-cell/>
          <table:table-cell table:style-name="ce58"/>
          <table:table-cell table:number-columns-repeated="1018"/>
        </table:table-row>
        <table:table-row table:style-name="ro1">
          <table:table-cell table:style-name="ce58" office:value-type="string" calcext:value-type="string">
            <text:p>Horno Industrial</text:p>
          </table:table-cell>
          <table:table-cell table:style-name="ce20" table:formula="of:=[.B3]*1.5" office:value-type="float" office:value="29696617.5" calcext:value-type="float">
            <text:p>29.696.618</text:p>
          </table:table-cell>
          <table:table-cell office:value-type="float" office:value="10" calcext:value-type="float">
            <text:p>10</text:p>
          </table:table-cell>
          <table:table-cell table:style-name="ce20" table:formula="of:=[.B56]/[.C56]" office:value-type="float" office:value="2969661.75" calcext:value-type="float">
            <text:p>2.969.662</text:p>
          </table:table-cell>
          <table:table-cell/>
          <table:table-cell table:style-name="ce58" office:value-type="string" calcext:value-type="string">
            <text:p>Amortización Anual</text:p>
          </table:table-cell>
          <table:table-cell table:style-name="ce21" table:formula="of:=[.G54]/5" office:value-type="float" office:value="2663699.33333333" calcext:value-type="float">
            <text:p>2.663.699</text:p>
          </table:table-cell>
          <table:table-cell table:number-columns-repeated="1017"/>
        </table:table-row>
        <table:table-row table:style-name="ro1">
          <table:table-cell/>
          <table:table-cell table:style-name="ce21" table:formula="of:=SUM([.B55:.B56])" office:value-type="float" office:value="43555039" calcext:value-type="float">
            <text:p>43.555.039</text:p>
          </table:table-cell>
          <table:table-cell/>
          <table:table-cell table:style-name="ce21" table:formula="of:=SUM([.D55:.D56])" office:value-type="float" office:value="4949436.25" calcext:value-type="float">
            <text:p>4.949.43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Cálculo del KT</text:p>
          </table:table-cell>
          <table:table-cell office:value-type="string" calcext:value-type="string">
            <text:p>Demanda Mensual=</text:p>
          </table:table-cell>
          <table:table-cell/>
          <table:table-cell table:style-name="ce18" table:formula="of:=[.C21]/12" office:value-type="float" office:value="19797.745" calcext:value-type="float">
            <text:p>19.798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Enero</text:p>
          </table:table-cell>
          <table:table-cell table:style-name="ce19" office:value-type="string" calcext:value-type="string">
            <text:p>Febrero</text:p>
          </table:table-cell>
          <table:table-cell table:style-name="ce19" office:value-type="string" calcext:value-type="string">
            <text:p>Marzo</text:p>
          </table:table-cell>
          <table:table-cell table:style-name="ce25"/>
          <table:table-cell table:number-columns-repeated="1019"/>
        </table:table-row>
        <table:table-row table:style-name="ro1">
          <table:table-cell table:style-name="ce58" office:value-type="string" calcext:value-type="string">
            <text:p>(+) Ingreso por venta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[.B4]*[.D60]" office:value-type="float" office:value="627121131.33604" calcext:value-type="float">
            <text:p>627.121.131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58" office:value-type="string" calcext:value-type="string">
            <text:p>Harina </text:p>
          </table:table-cell>
          <table:table-cell table:style-name="ce18" table:formula="of:=[.D46]*-[.D60]" office:value-type="float" office:value="-3464605.375" calcext:value-type="float">
            <text:p>-3.464.605</text:p>
          </table:table-cell>
          <table:table-cell table:style-name="ce18" table:formula="of:=[.D46]*-[.D60]" office:value-type="float" office:value="-3464605.375" calcext:value-type="float">
            <text:p>-3.464.605</text:p>
          </table:table-cell>
          <table:table-cell table:style-name="ce18" table:formula="of:=[.D46]*-[.D60]" office:value-type="float" office:value="-3464605.375" calcext:value-type="float">
            <text:p>-3.464.605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58" office:value-type="string" calcext:value-type="string">
            <text:p>Frutos Secos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formula="of:=[.$D$60]*-[.$D$47]" office:value-type="float" office:value="-156780282.83401" calcext:value-type="float">
            <text:p>-156.780.283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58" office:value-type="string" calcext:value-type="string">
            <text:p>Fruta Confitada </text:p>
          </table:table-cell>
          <table:table-cell table:style-name="ce18" table:formula="of:=[.$D$60]*-[.$D$48]" office:value-type="float" office:value="-7127188.2" calcext:value-type="float">
            <text:p>-7.127.188</text:p>
          </table:table-cell>
          <table:table-cell table:style-name="ce18" table:formula="of:=[.$D$60]*-[.$D$48]" office:value-type="float" office:value="-7127188.2" calcext:value-type="float">
            <text:p>-7.127.188</text:p>
          </table:table-cell>
          <table:table-cell table:style-name="ce18" table:formula="of:=[.$D$60]*-[.$D$48]" office:value-type="float" office:value="-7127188.2" calcext:value-type="float">
            <text:p>-7.127.188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58" office:value-type="string" calcext:value-type="string">
            <text:p>Azucar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58" office:value-type="string" calcext:value-type="string">
            <text:p>MOD</text:p>
          </table:table-cell>
          <table:table-cell table:style-name="ce18" table:formula="of:=[.D50]*-[.D60]" office:value-type="float" office:value="-8908985.25" calcext:value-type="float">
            <text:p>-8.908.985</text:p>
          </table:table-cell>
          <table:table-cell table:style-name="ce18" table:formula="of:=[.D50]*-[.D60]" office:value-type="float" office:value="-8908985.25" calcext:value-type="float">
            <text:p>-8.908.985</text:p>
          </table:table-cell>
          <table:table-cell table:style-name="ce18" table:formula="of:=[.$D$60]*-[.$D$50]" office:value-type="float" office:value="-8908985.25" calcext:value-type="float">
            <text:p>-8.908.985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58" office:value-type="string" calcext:value-type="string">
            <text:p>(-) Arriendo</text:p>
          </table:table-cell>
          <table:table-cell table:style-name="ce18" table:formula="of:=-[.B3]/3" office:value-type="float" office:value="-6599248.33333333" calcext:value-type="float">
            <text:p>-6.599.248</text:p>
          </table:table-cell>
          <table:table-cell table:style-name="ce18" table:formula="of:=-[.B3]/3" office:value-type="float" office:value="-6599248.33333333" calcext:value-type="float">
            <text:p>-6.599.248</text:p>
          </table:table-cell>
          <table:table-cell table:style-name="ce18" table:formula="of:=-[.B3]/3" office:value-type="float" office:value="-6599248.33333333" calcext:value-type="float">
            <text:p>-6.599.248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58" office:value-type="string" calcext:value-type="string">
            <text:p>(-) Gastos Administración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58" office:value-type="string" calcext:value-type="string">
            <text:p>(=) Sup. (Déf)</text:p>
          </table:table-cell>
          <table:table-cell table:style-name="ce21" table:formula="of:=SUM([.B62:.B69])" office:value-type="float" office:value="-26100027.1583333" calcext:value-type="float">
            <text:p>-26.100.027</text:p>
          </table:table-cell>
          <table:table-cell table:style-name="ce21" table:formula="of:=SUM([.C62:.C69])" office:value-type="float" office:value="-26100027.1583333" calcext:value-type="float">
            <text:p>-26.100.027</text:p>
          </table:table-cell>
          <table:table-cell table:style-name="ce21" table:formula="of:=SUM([.D62:.D69])" office:value-type="float" office:value="444240821.343697" calcext:value-type="float">
            <text:p>444.240.821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58" office:value-type="string" calcext:value-type="string">
            <text:p>(=) Sup. (Déf) Acum.</text:p>
          </table:table-cell>
          <table:table-cell table:style-name="ce21" table:formula="of:=[.B70]" office:value-type="float" office:value="-26100027.1583333" calcext:value-type="float">
            <text:p>-26.100.027</text:p>
          </table:table-cell>
          <table:table-cell table:style-name="ce21" table:formula="of:=[.C70]+[.B71]" office:value-type="float" office:value="-52200054.3166667" calcext:value-type="float">
            <text:p>-52.200.054</text:p>
          </table:table-cell>
          <table:table-cell table:style-name="ce21" table:formula="of:=[.D70]+[.C71]" office:value-type="float" office:value="392040767.02703" calcext:value-type="float">
            <text:p>392.040.767</text:p>
          </table:table-cell>
          <table:table-cell table:style-name="ce18"/>
          <table:table-cell table:number-columns-repeated="1019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Necesidad de K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/>
          <table:table-cell table:style-name="ce18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64"/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04">
      <number:number number:decimal-places="0" loext:min-decimal-places="0" number:min-integer-digits="1"/>
      <number:text>%</number:text>
    </number:percentage-style>
    <number:number-style style:name="N108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0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08P2" style:volatile="true">
      <number:text>  -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12P0" style:volatile="true">
      <number:text> ¤ </number:text>
      <number:number number:decimal-places="0" loext:min-decimal-places="0" number:min-integer-digits="1" number:grouping="true"/>
      <number:text> </number:text>
    </number:number-style>
    <number:number-style style:name="N112P1" style:volatile="true">
      <number:text> ¤ 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number:text> ¤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5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 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 ¤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¤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¤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style:style style:name="Default" style:family="table-cell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Percent" style:family="table-cell" style:parent-style-name="Default" style:data-style-name="N104"/>
    <style:style style:name="Currency" style:family="table-cell" style:parent-style-name="Default" style:data-style-name="N118"/>
    <style:style style:name="Currency_20__5b_0_5d_" style:display-name="Currency [0]" style:family="table-cell" style:parent-style-name="Default" style:data-style-name="N112"/>
    <style:style style:name="Comma" style:family="table-cell" style:parent-style-name="Default" style:data-style-name="N115"/>
    <style:style style:name="Comma_20__5b_0_5d_" style:display-name="Comma [0]" style:family="table-cell" style:parent-style-name="Default" style:data-style-name="N108"/>
    <style:style style:name="Heading" style:family="table-cell" style:parent-style-name="Default">
      <style:text-properties fo:color="#000000" style:text-line-through-style="none" style:text-line-through-type="none" style:font-name="Calibri" fo:font-family="Calibri" fo:font-size="24pt" fo:font-style="normal" style:text-underline-style="none" fo:font-weight="bold" style:font-name-asian="Calibri" style:font-family-asian="Calibri" style:font-size-asian="24pt" style:font-style-asian="normal" style:font-weight-asian="bold" style:font-size-complex="24pt" style:font-style-complex="normal" style:font-weight-complex="bold"/>
    </style:style>
    <style:style style:name="Heading_5f_20_5f_1" style:display-name="Heading_20_1" style:family="table-cell" style:parent-style-name="Default">
      <style:text-properties fo:color="#000000" style:text-line-through-style="none" style:text-line-through-type="none" style:font-name="Calibri" fo:font-family="Calibri" fo:font-size="18pt" fo:font-style="normal" style:text-underline-style="none" fo:font-weight="normal" style:font-name-asian="Calibri" style:font-family-asian="Calibri" style:font-size-asian="18pt" style:font-style-asian="normal" style:font-weight-asian="normal" style:font-size-complex="18pt" style:font-style-complex="normal" style:font-weight-complex="normal"/>
    </style:style>
    <style:style style:name="Heading_5f_20_5f_2" style:display-name="Heading_20_2" style:family="table-cell" style:parent-style-name="Default">
      <style:text-properties fo:color="#000000" style:text-line-through-style="none" style:text-line-through-type="none" style:font-name="Calibri" fo:font-family="Calibri" fo:font-size="12pt" fo:font-style="normal" style:text-underline-style="none" fo:font-weight="normal" style:font-name-asian="Calibri" style:font-family-asian="Calibri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fo:border="0.99pt solid #808080"/>
      <style:text-properties fo:color="#333333" style:text-line-through-style="none" style:text-line-through-type="none" style:font-name="Calibri" fo:font-family="Calibri" fo:font-size="10pt" fo:font-style="normal" style:text-underline-style="none" fo:font-weight="normal" style:font-name-asian="Calibri" style:font-family-asian="Calibri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style:text-line-through-style="none" style:text-line-through-type="none" style:font-name="Calibri" fo:font-family="Calibri" fo:font-size="10pt" fo:font-style="italic" style:text-underline-style="none" fo:font-weight="normal" style:font-name-asian="Calibri" style:font-family-asian="Calibri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style:text-line-through-style="none" style:text-line-through-type="none" style:font-name="Calibri" fo:font-family="Calibri" fo:font-size="10pt" fo:font-style="normal" style:text-underline-style="solid" style:text-underline-width="auto" style:text-underline-color="font-color" fo:font-weight="normal" style:font-name-asian="Calibri" style:font-family-asian="Calibri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style:text-line-through-style="none" style:text-line-through-type="none" style:font-name="Calibri" fo:font-family="Calibri" fo:font-size="10pt" fo:font-style="normal" style:text-underline-style="none" fo:font-weight="normal" style:font-name-asian="Calibri" style:font-family-asian="Calibri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style:text-line-through-style="none" style:text-line-through-type="none" style:font-name="Calibri" fo:font-family="Calibri" fo:font-size="10pt" fo:font-style="normal" style:text-underline-style="none" fo:font-weight="normal" style:font-name-asian="Calibri" style:font-family-asian="Calibri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style:text-line-through-style="none" style:text-line-through-type="none" style:font-name="Calibri" fo:font-family="Calibri" fo:font-size="10pt" fo:font-style="normal" style:text-underline-style="none" fo:font-weight="normal" style:font-name-asian="Calibri" style:font-family-asian="Calibri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style:text-line-through-style="none" style:text-line-through-type="none" style:font-name="Calibri" fo:font-family="Calibri" fo:font-size="10pt" fo:font-style="normal" style:text-underline-style="none" fo:font-weight="normal" style:font-name-asian="Calibri" style:font-family-asian="Calibri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style:text-line-through-style="none" style:text-line-through-type="none" style:font-name="Calibri" fo:font-family="Calibri" fo:font-size="10pt" fo:font-style="normal" style:text-underline-style="none" fo:font-weight="bold" style:font-name-asian="Calibri" style:font-family-asian="Calibri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style:text-line-through-style="none" style:text-line-through-type="none" style:font-name="Calibri" fo:font-family="Calibri" fo:font-size="10pt" fo:font-style="normal" style:text-underline-style="none" fo:font-weight="bold" style:font-name-asian="Calibri" style:font-family-asian="Calibri" style:font-size-asian="10pt" style:font-style-asian="normal" style:font-weight-asian="bold" style:font-size-complex="10pt" style:font-style-complex="normal" style:font-weight-complex="bold"/>
    </style:style>
    <style:style style:name="Accent_5f_20_5f_1" style:display-name="Accent_20_1" style:family="table-cell" style:parent-style-name="Default">
      <style:table-cell-properties fo:background-color="#000000"/>
      <style:text-properties fo:color="#ffffff" style:text-line-through-style="none" style:text-line-through-type="none" style:font-name="Calibri" fo:font-family="Calibri" fo:font-size="10pt" fo:font-style="normal" style:text-underline-style="none" fo:font-weight="normal" style:font-name-asian="Calibri" style:font-family-asian="Calibri" style:font-size-asian="10pt" style:font-style-asian="normal" style:font-weight-asian="normal" style:font-size-complex="10pt" style:font-style-complex="normal" style:font-weight-complex="normal"/>
    </style:style>
    <style:style style:name="Accent_5f_20_5f_2" style:display-name="Accent_20_2" style:family="table-cell" style:parent-style-name="Default">
      <style:table-cell-properties fo:background-color="#808080"/>
      <style:text-properties fo:color="#ffffff" style:text-line-through-style="none" style:text-line-through-type="none" style:font-name="Calibri" fo:font-family="Calibri" fo:font-size="10pt" fo:font-style="normal" style:text-underline-style="none" fo:font-weight="normal" style:font-name-asian="Calibri" style:font-family-asian="Calibri" style:font-size-asian="10pt" style:font-style-asian="normal" style:font-weight-asian="normal" style:font-size-complex="10pt" style:font-style-complex="normal" style:font-weight-complex="normal"/>
    </style:style>
    <style:style style:name="Accent_5f_20_5f_3" style:display-name="Accent_20_3" style:family="table-cell" style:parent-style-name="Default">
      <style:table-cell-properties fo:background-color="#dddddd"/>
    </style:style>
    <style:style style:name="Excel_5f_20_5f_Built-in_5f_20_5f_Percent" style:display-name="Excel_20_Built-in_20_Percent" style:family="table-cell" style:parent-style-name="Default" style:data-style-name="N10">
      <style:table-cell-properties fo:background-color="transparent" style:vertical-align="bottom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1.55mm" fo:margin-bottom="21.55mm" fo:margin-left="17.78mm" fo:margin-right="17.78mm" fo:background-color="transparent" style:print-page-order="ttb" style:first-page-number="continue" style:scale-to="100%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-00-0000</text:date>, <text:time style:data-style-name="N2" text:time-value="12:59:10.422648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ja_20_del_20_Proyecto" style:display-name="PageStyle_Caja del Proyec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ja_20_del_20_Inversionista" style:display-name="PageStyle_Caja del Inversionis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Miguel Saavedra</meta:initial-creator>
    <meta:creation-date>2021-11-30T13:16:23Z</meta:creation-date>
    <dc:date>2021-12-01T13:01:04.621275535</dc:date>
    <meta:editing-cycles>3</meta:editing-cycles>
    <meta:editing-duration>PT15M28S</meta:editing-duration>
    <meta:document-statistic meta:table-count="2" meta:cell-count="46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ShareDoc" meta:value-type="boolean">false</meta:user-defined>
  </office:meta>
</office:document-meta>
</file>